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008000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b3b3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c852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5c8526"/>
    </style:style>
    <style:style style:name="ce9" style:family="table-cell" style:parent-style-name="Default">
      <style:table-cell-properties fo:background-color="#5c8526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5c8526" style:text-align-source="fix" style:repeat-content="false"/>
      <style:paragraph-properties fo:text-align="justify" fo:margin-left="0cm"/>
    </style:style>
    <style:style style:name="ce11" style:family="table-cell" style:parent-style-name="Default">
      <style:table-cell-properties fo:background-color="#5c8526"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e a)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14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ce4"/>
          <table:table-cell table:number-columns-repeated="14"/>
        </table:table-row>
        <table:table-row table:style-name="ro1">
          <table:table-cell table:style-name="ce1"/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35178">
            <text:p>35178</text:p>
          </table:table-cell>
          <table:table-cell table:style-name="ce7" office:value-type="float" office:value="13177">
            <text:p>13177</text:p>
          </table:table-cell>
          <table:table-cell table:style-name="ce7" office:value-type="float" office:value="5178">
            <text:p>5178</text:p>
          </table:table-cell>
          <table:table-cell table:style-name="ce7" office:value-type="float" office:value="2158">
            <text:p>2158</text:p>
          </table:table-cell>
          <table:table-cell table:style-name="ce7" office:value-type="float" office:value="2154">
            <text:p>2154</text:p>
          </table:table-cell>
          <table:table-cell table:style-name="ce7" table:number-columns-repeated="2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8:.G8])" office:value-type="float" office:value="5">
            <text:p>5</text:p>
          </table:table-cell>
          <table:table-cell table:style-name="ce7" table:formula="of:=MIN([.B8:.N8])" office:value-type="float" office:value="2154">
            <text:p>215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15176">
            <text:p>15176</text:p>
          </table:table-cell>
          <table:table-cell table:style-name="ce7" office:value-type="float" office:value="4193">
            <text:p>4193</text:p>
          </table:table-cell>
          <table:table-cell table:style-name="ce7" office:value-type="float" office:value="2160">
            <text:p>2160</text:p>
          </table:table-cell>
          <table:table-cell table:style-name="ce7" office:value-type="float" office:value="2156">
            <text:p>2156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9:.G9])" office:value-type="float" office:value="4">
            <text:p>4</text:p>
          </table:table-cell>
          <table:table-cell table:style-name="ce7" table:formula="of:=MIN([.B9:.N9])" office:value-type="float" office:value="2156">
            <text:p>2156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27179">
            <text:p>27179</text:p>
          </table:table-cell>
          <table:table-cell table:style-name="ce7" office:value-type="float" office:value="7165">
            <text:p>7165</text:p>
          </table:table-cell>
          <table:table-cell table:style-name="ce7" office:value-type="float" office:value="2168">
            <text:p>2168</text:p>
          </table:table-cell>
          <table:table-cell table:style-name="ce7" table:number-columns-repeated="4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0:.G10])" office:value-type="float" office:value="3">
            <text:p>3</text:p>
          </table:table-cell>
          <table:table-cell table:style-name="ce7" table:formula="of:=MIN([.B10:.N10])" office:value-type="float" office:value="2168">
            <text:p>2168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18179">
            <text:p>18179</text:p>
          </table:table-cell>
          <table:table-cell table:style-name="ce7" office:value-type="float" office:value="15177">
            <text:p>15177</text:p>
          </table:table-cell>
          <table:table-cell table:style-name="ce7" office:value-type="float" office:value="8169">
            <text:p>8169</text:p>
          </table:table-cell>
          <table:table-cell table:style-name="ce7" office:value-type="float" office:value="7170">
            <text:p>7170</text:p>
          </table:table-cell>
          <table:table-cell table:style-name="ce7" office:value-type="float" office:value="2166">
            <text:p>2166</text:p>
          </table:table-cell>
          <table:table-cell table:style-name="ce7" office:value-type="float" office:value="2161">
            <text:p>2161</text:p>
          </table:table-cell>
          <table:table-cell table:style-name="ce7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1:.G11])" office:value-type="float" office:value="6">
            <text:p>6</text:p>
          </table:table-cell>
          <table:table-cell table:style-name="ce7" table:formula="of:=MIN([.B11:.N11])" office:value-type="float" office:value="2161">
            <text:p>2161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8171">
            <text:p>8171</text:p>
          </table:table-cell>
          <table:table-cell table:style-name="ce7" office:value-type="float" office:value="1171">
            <text:p>1171</text:p>
          </table:table-cell>
          <table:table-cell table:style-name="ce7" office:value-type="float" office:value="1170">
            <text:p>1170</text:p>
          </table:table-cell>
          <table:table-cell table:style-name="ce7" office:value-type="float" office:value="1165">
            <text:p>1165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2:.G12])" office:value-type="float" office:value="4">
            <text:p>4</text:p>
          </table:table-cell>
          <table:table-cell table:style-name="ce7" table:formula="of:=MIN([.B12:.N12])" office:value-type="float" office:value="1165">
            <text:p>1165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167">
            <text:p>4167</text:p>
          </table:table-cell>
          <table:table-cell table:style-name="ce7" office:value-type="float" office:value="3160">
            <text:p>3160</text:p>
          </table:table-cell>
          <table:table-cell table:style-name="ce7" office:value-type="float" office:value="1178">
            <text:p>1178</text:p>
          </table:table-cell>
          <table:table-cell table:style-name="ce7" office:value-type="float" office:value="1174">
            <text:p>1174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3:.G13])" office:value-type="float" office:value="4">
            <text:p>4</text:p>
          </table:table-cell>
          <table:table-cell table:style-name="ce7" table:formula="of:=MIN([.B13:.N13])" office:value-type="float" office:value="1174">
            <text:p>1174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42182">
            <text:p>42182</text:p>
          </table:table-cell>
          <table:table-cell table:style-name="ce7" office:value-type="float" office:value="6190">
            <text:p>6190</text:p>
          </table:table-cell>
          <table:table-cell table:style-name="ce7" office:value-type="float" office:value="2178">
            <text:p>2178</text:p>
          </table:table-cell>
          <table:table-cell table:style-name="ce7" office:value-type="float" office:value="1178">
            <text:p>1178</text:p>
          </table:table-cell>
          <table:table-cell table:style-name="ce7" office:value-type="float" office:value="172">
            <text:p>172</text:p>
          </table:table-cell>
          <table:table-cell table:style-name="ce7" table:number-columns-repeated="8"/>
          <table:table-cell table:style-name="ce7" table:formula="of:=COUNTA([.B14:.N14])" office:value-type="float" office:value="5">
            <text:p>5</text:p>
          </table:table-cell>
          <table:table-cell table:style-name="ce7" table:formula="of:=MIN([.B14:.N14])" office:value-type="float" office:value="172">
            <text:p>172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4179">
            <text:p>4179</text:p>
          </table:table-cell>
          <table:table-cell table:style-name="ce7" office:value-type="float" office:value="2156">
            <text:p>2156</text:p>
          </table:table-cell>
          <table:table-cell table:style-name="ce7" table:number-columns-repeated="5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5:.G15])" office:value-type="float" office:value="2">
            <text:p>2</text:p>
          </table:table-cell>
          <table:table-cell table:style-name="ce7" table:formula="of:=MIN([.B15:.N15])" office:value-type="float" office:value="2156">
            <text:p>2156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7179">
            <text:p>7179</text:p>
          </table:table-cell>
          <table:table-cell table:style-name="ce7" office:value-type="float" office:value="3162">
            <text:p>3162</text:p>
          </table:table-cell>
          <table:table-cell table:style-name="ce7" office:value-type="float" office:value="2171">
            <text:p>2171</text:p>
          </table:table-cell>
          <table:table-cell table:style-name="ce7" office:value-type="float" office:value="2161">
            <text:p>2161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6:.G16])" office:value-type="float" office:value="4">
            <text:p>4</text:p>
          </table:table-cell>
          <table:table-cell table:style-name="ce7" table:formula="of:=MIN([.B16:.N16])" office:value-type="float" office:value="2161">
            <text:p>216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2158">
            <text:p>2158</text:p>
          </table:table-cell>
          <table:table-cell table:style-name="ce7" office:value-type="float" office:value="2152">
            <text:p>2152</text:p>
          </table:table-cell>
          <table:table-cell table:style-name="ce7" office:value-type="float" office:value="1159">
            <text:p>1159</text:p>
          </table:table-cell>
          <table:table-cell table:style-name="ce7" table:number-columns-repeated="4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7:.G17])" office:value-type="float" office:value="3">
            <text:p>3</text:p>
          </table:table-cell>
          <table:table-cell table:style-name="ce7" table:formula="of:=MIN([.B17:.N17])" office:value-type="float" office:value="1159">
            <text:p>1159</text:p>
          </table:table-cell>
        </table:table-row>
        <table:table-row table:style-name="ro1">
          <table:table-cell office:value-type="string">
            <text:p>Média:</text:p>
          </table:table-cell>
          <table:table-cell table:formula="of:=AVERAGE([.B8:.B17])" office:value-type="float" office:value="16374.8">
            <text:p>16374,8</text:p>
          </table:table-cell>
          <table:table-cell table:formula="of:=AVERAGE([.C8:.C17])" office:value-type="float" office:value="5770.3">
            <text:p>5770,3</text:p>
          </table:table-cell>
          <table:table-cell table:formula="of:=AVERAGE([.D8:.D17])" office:value-type="float" office:value="2836.77777777778">
            <text:p>2836,7777777778</text:p>
          </table:table-cell>
          <table:table-cell table:formula="of:=AVERAGE([.E8:.E17])" office:value-type="float" office:value="2451.71428571429">
            <text:p>2451,7142857143</text:p>
          </table:table-cell>
          <table:table-cell table:formula="of:=AVERAGE([.F8:.F17])" office:value-type="float" office:value="1497.33333333333">
            <text:p>1497,3333333333</text:p>
          </table:table-cell>
          <table:table-cell table:formula="of:=AVERAGE([.G8:.G17])" office:value-type="float" office:value="2161">
            <text:p>2161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Valor Médio:</text:p>
          </table:table-cell>
          <table:table-cell/>
          <table:table-cell table:formula="of:=AVERAGE([.P8:.P17])" office:value-type="float" office:value="1662.6">
            <text:p>1662,6</text:p>
          </table:table-cell>
          <table:table-cell table:number-columns-repeated="3"/>
          <table:table-cell office:value-type="string">
            <text:p>Qtde. Invalidos</text:p>
          </table:table-cell>
          <table:table-cell table:formula="of:=COUNTIF([.I8:.I17];&quot;=.*(invalido).*&quot;)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/>
          <table:table-cell table:formula="of:=AVERAGE([.B8:.B17])" office:value-type="float" office:value="16374.8">
            <text:p>16374,8</text:p>
          </table:table-cell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number-columns-repeated="3"/>
          <table:table-cell table:formula="of:=AVERAGE([.O8:.O17])" office:value-type="float" office:value="4">
            <text:p>4</text:p>
          </table:table-cell>
          <table:table-cell table:number-columns-repeated="11"/>
        </table:table-row>
        <table:table-row table:style-name="ro1">
          <table:table-cell>
            <draw:frame table:end-cell-address="'Teste a)'.G45" table:end-x="2.095cm" table:end-y="0.106cm" draw:z-index="0" draw:style-name="gr1" draw:text-style-name="P1" svg:width="16.147cm" svg:height="9.219cm" svg:x="0.196cm" svg:y="0.371cm">
              <draw:object draw:notify-on-update-of-ranges="'Teste a)'.A8:'Teste a)'.A8 'Teste a)'.B8:'Teste a)'.G8 'Teste a)'.A9:'Teste a)'.A9 'Teste a)'.B9:'Teste a)'.G9 'Teste a)'.A10:'Teste a)'.A10 'Teste a)'.B10:'Teste a)'.G10 'Teste a)'.A11:'Teste a)'.A11 'Teste a)'.B11:'Teste a)'.G11 'Teste a)'.A12:'Teste a)'.A12 'Teste a)'.B12:'Teste a)'.G12 'Teste a)'.A13:'Teste a)'.A13 'Teste a)'.B13:'Teste a)'.G13 'Teste a)'.A14:'Teste a)'.A14 'Teste a)'.B14:'Teste a)'.G14 'Teste a)'.A15:'Teste a)'.A15 'Teste a)'.B15:'Teste a)'.G15 'Teste a)'.A16:'Teste a)'.A16 'Teste a)'.B16:'Teste a)'.G16 'Teste a)'.A17:'Teste a)'.A17 'Teste a)'.B17:'Teste a)'.G1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Teste a)'.O45" table:end-x="0.556cm" table:end-y="0.399cm" draw:z-index="1" draw:style-name="gr1" draw:text-style-name="P1" svg:width="15.98cm" svg:height="9.697cm" svg:x="0.003cm" svg:y="0.186cm">
              <draw:object draw:notify-on-update-of-ranges="'Teste a)'.A18:'Teste a)'.A18 'Teste a)'.B18:'Teste a)'.G1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>
            <draw:frame table:end-cell-address="'Teste a)'.H66" table:end-x="1.928cm" table:end-y="0.134cm" draw:z-index="2" draw:style-name="gr1" draw:text-style-name="P1" svg:width="15.98cm" svg:height="9.006cm" svg:x="2.454cm" svg:y="0.16cm">
              <draw:object draw:notify-on-update-of-ranges="'Teste a)'.P8:'Teste a)'.P17 'Teste a)'.P8:'Teste a)'.P1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5"/>
        </table:table-row>
      </table:table>
      <table:table table:name="Teste b)" table:style-name="ta1" table:print="false">
        <table:table-column table:style-name="co5" table:default-cell-style-name="Default"/>
        <table:table-column table:style-name="co2" table:default-cell-style-name="ce7"/>
        <table:table-column table:style-name="co2" table:number-columns-repeated="14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14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14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34179">
            <text:p>34179</text:p>
          </table:table-cell>
          <table:table-cell table:style-name="ce7" office:value-type="float" office:value="6176">
            <text:p>6176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1164">
            <text:p>1164</text:p>
          </table:table-cell>
          <table:table-cell table:style-name="ce7" table:number-columns-repeated="5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8:.J8])" office:value-type="float" office:value="4">
            <text:p>4</text:p>
          </table:table-cell>
          <table:table-cell table:style-name="ce7" table:formula="of:=MIN([.B8:.N8])" office:value-type="float" office:value="1164">
            <text:p>116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6178">
            <text:p>6178</text:p>
          </table:table-cell>
          <table:table-cell table:style-name="ce7" office:value-type="float" office:value="4162">
            <text:p>4162</text:p>
          </table:table-cell>
          <table:table-cell table:style-name="ce7" office:value-type="float" office:value="3166">
            <text:p>3166</text:p>
          </table:table-cell>
          <table:table-cell table:style-name="ce7" office:value-type="float" office:value="2178">
            <text:p>2178</text:p>
          </table:table-cell>
          <table:table-cell table:style-name="ce7" office:value-type="float" office:value="2158">
            <text:p>2158</text:p>
          </table:table-cell>
          <table:table-cell table:style-name="ce7" office:value-type="float" office:value="2153">
            <text:p>2153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9:.J9])" office:value-type="float" office:value="6">
            <text:p>6</text:p>
          </table:table-cell>
          <table:table-cell table:style-name="ce7" table:formula="of:=MIN([.B9:.N9])" office:value-type="float" office:value="2153">
            <text:p>2153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4161">
            <text:p>4161</text:p>
          </table:table-cell>
          <table:table-cell table:style-name="ce7" office:value-type="float" office:value="178">
            <text:p>178</text:p>
          </table:table-cell>
          <table:table-cell table:style-name="ce7" table:number-columns-repeated="11"/>
          <table:table-cell table:style-name="ce7" table:formula="of:=COUNTA([.B10:.J10])" office:value-type="float" office:value="2">
            <text:p>2</text:p>
          </table:table-cell>
          <table:table-cell table:style-name="ce7" table:formula="of:=MIN([.B10:.N10])" office:value-type="float" office:value="178">
            <text:p>178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20172">
            <text:p>20172</text:p>
          </table:table-cell>
          <table:table-cell table:style-name="ce7" office:value-type="float" office:value="16174">
            <text:p>16174</text:p>
          </table:table-cell>
          <table:table-cell table:style-name="ce7" office:value-type="float" office:value="5173">
            <text:p>5173</text:p>
          </table:table-cell>
          <table:table-cell table:style-name="ce7" office:value-type="float" office:value="5149">
            <text:p>5149</text:p>
          </table:table-cell>
          <table:table-cell table:style-name="ce7" office:value-type="float" office:value="3172">
            <text:p>3172</text:p>
          </table:table-cell>
          <table:table-cell table:style-name="ce7" office:value-type="float" office:value="3141">
            <text:p>3141</text:p>
          </table:table-cell>
          <table:table-cell table:style-name="ce7" office:value-type="float" office:value="2172">
            <text:p>2172</text:p>
          </table:table-cell>
          <table:table-cell table:style-name="ce7" office:value-type="float" office:value="1178">
            <text:p>1178</text:p>
          </table:table-cell>
          <table:table-cell table:style-name="ce7" office:value-type="float" office:value="1168">
            <text:p>1168</text:p>
          </table:table-cell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11:.J11])" office:value-type="float" office:value="9">
            <text:p>9</text:p>
          </table:table-cell>
          <table:table-cell table:style-name="ce7" table:formula="of:=MIN([.B11:.N11])" office:value-type="float" office:value="1168">
            <text:p>1168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4154">
            <text:p>4154</text:p>
          </table:table-cell>
          <table:table-cell table:style-name="ce7" office:value-type="float" office:value="2171">
            <text:p>2171</text:p>
          </table:table-cell>
          <table:table-cell table:style-name="ce7" office:value-type="float" office:value="2155">
            <text:p>2155</text:p>
          </table:table-cell>
          <table:table-cell table:style-name="ce7" office:value-type="float" office:value="177">
            <text:p>177</text:p>
          </table:table-cell>
          <table:table-cell table:style-name="ce7" table:number-columns-repeated="9"/>
          <table:table-cell table:style-name="ce7" table:formula="of:=COUNTA([.B12:.J12])" office:value-type="float" office:value="4">
            <text:p>4</text:p>
          </table:table-cell>
          <table:table-cell table:style-name="ce7" table:formula="of:=MIN([.B12:.N12])" office:value-type="float" office:value="177">
            <text:p>177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155">
            <text:p>1155</text:p>
          </table:table-cell>
          <table:table-cell table:style-name="ce7" table:number-columns-repeated="8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13:.J13])" office:value-type="float" office:value="1">
            <text:p>1</text:p>
          </table:table-cell>
          <table:table-cell table:style-name="ce7" table:formula="of:=MIN([.B13:.N13])" office:value-type="float" office:value="1155">
            <text:p>1155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16182">
            <text:p>16182</text:p>
          </table:table-cell>
          <table:table-cell table:style-name="ce7" office:value-type="float" office:value="2161">
            <text:p>2161</text:p>
          </table:table-cell>
          <table:table-cell table:style-name="ce7" office:value-type="float" office:value="1167">
            <text:p>1167</text:p>
          </table:table-cell>
          <table:table-cell table:style-name="ce7" table:number-columns-repeated="6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14:.J14])" office:value-type="float" office:value="3">
            <text:p>3</text:p>
          </table:table-cell>
          <table:table-cell table:style-name="ce7" table:formula="of:=MIN([.B14:.N14])" office:value-type="float" office:value="1167">
            <text:p>1167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7175">
            <text:p>7175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2165">
            <text:p>2165</text:p>
          </table:table-cell>
          <table:table-cell table:style-name="ce7" office:value-type="float" office:value="1166">
            <text:p>1166</text:p>
          </table:table-cell>
          <table:table-cell table:style-name="ce7" table:number-columns-repeated="5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15:.J15])" office:value-type="float" office:value="4">
            <text:p>4</text:p>
          </table:table-cell>
          <table:table-cell table:style-name="ce7" table:formula="of:=MIN([.B15:.N15])" office:value-type="float" office:value="1166">
            <text:p>1166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8162">
            <text:p>8162</text:p>
          </table:table-cell>
          <table:table-cell table:style-name="ce7" office:value-type="float" office:value="3166">
            <text:p>3166</text:p>
          </table:table-cell>
          <table:table-cell table:style-name="ce7" office:value-type="float" office:value="2168">
            <text:p>2168</text:p>
          </table:table-cell>
          <table:table-cell table:style-name="ce7" office:value-type="float" office:value="1173">
            <text:p>1173</text:p>
          </table:table-cell>
          <table:table-cell table:style-name="ce7" office:value-type="float" office:value="1168">
            <text:p>1168</text:p>
          </table:table-cell>
          <table:table-cell table:style-name="ce7" office:value-type="float" office:value="1162">
            <text:p>1162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16:.J16])" office:value-type="float" office:value="6">
            <text:p>6</text:p>
          </table:table-cell>
          <table:table-cell table:style-name="ce7" table:formula="of:=MIN([.B16:.N16])" office:value-type="float" office:value="1162">
            <text:p>1162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12175">
            <text:p>12175</text:p>
          </table:table-cell>
          <table:table-cell table:style-name="ce7" office:value-type="float" office:value="3177">
            <text:p>3177</text:p>
          </table:table-cell>
          <table:table-cell table:style-name="ce7" office:value-type="float" office:value="1177">
            <text:p>1177</text:p>
          </table:table-cell>
          <table:table-cell table:style-name="ce7" table:number-columns-repeated="6"/>
          <table:table-cell table:style-name="ce7" office:value-type="string">
            <text:p>(invalido)</text:p>
          </table:table-cell>
          <table:table-cell table:style-name="ce7" table:number-columns-repeated="3"/>
          <table:table-cell table:style-name="ce7" table:formula="of:=COUNTA([.B17:.J17])" office:value-type="float" office:value="3">
            <text:p>3</text:p>
          </table:table-cell>
          <table:table-cell table:style-name="ce7" table:formula="of:=MIN([.B17:.N17])" office:value-type="float" office:value="1177">
            <text:p>1177</text:p>
          </table:table-cell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1369.3">
            <text:p>11369,3</text:p>
          </table:table-cell>
          <table:table-cell table:formula="of:=AVERAGE([.C8:.C17])" office:value-type="float" office:value="4393.44444444444">
            <text:p>4393,4444444445</text:p>
          </table:table-cell>
          <table:table-cell table:formula="of:=AVERAGE([.D8:.D17])" office:value-type="float" office:value="2292.5">
            <text:p>2292,5</text:p>
          </table:table-cell>
          <table:table-cell table:formula="of:=AVERAGE([.E8:.E17])" office:value-type="float" office:value="1834.5">
            <text:p>1834,5</text:p>
          </table:table-cell>
          <table:table-cell table:formula="of:=AVERAGE([.F8:.F17])" office:value-type="float" office:value="2166">
            <text:p>2166</text:p>
          </table:table-cell>
          <table:table-cell table:formula="of:=AVERAGE([.G8:.G17])" office:value-type="float" office:value="2152">
            <text:p>2152</text:p>
          </table:table-cell>
          <table:table-cell table:formula="of:=AVERAGE([.H8:.H17])" office:value-type="float" office:value="2172">
            <text:p>2172</text:p>
          </table:table-cell>
          <table:table-cell table:formula="of:=AVERAGE([.I8:.I17])" office:value-type="float" office:value="1178">
            <text:p>1178</text:p>
          </table:table-cell>
          <table:table-cell table:formula="of:=AVERAGE([.J8:.J17])" office:value-type="float" office:value="1168">
            <text:p>1168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P8:.P17])" office:value-type="float" office:value="1066.7">
            <text:p>1066,7</text:p>
          </table:table-cell>
          <table:table-cell table:number-columns-repeated="2"/>
          <table:table-cell office:value-type="string">
            <text:p>Qtde. Invalidos</text:p>
          </table:table-cell>
          <table:table-cell table:formula="of:=COUNTIF([.K8:.K17];&quot;=.*(invalido).*&quot;)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1369.3">
            <text:p>11369,3</text:p>
          </table:table-cell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O8:.O17])" office:value-type="float" office:value="4.2">
            <text:p>4,2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>
            <draw:frame table:end-cell-address="'Teste b)'.H45" table:end-x="0.141cm" table:end-y="0.161cm" draw:z-index="0" draw:style-name="gr1" draw:text-style-name="P1" svg:width="15.974cm" svg:height="8.98cm" svg:x="0.727cm" svg:y="0.213cm">
              <draw:object draw:notify-on-update-of-ranges="'Teste b)'.A8:'Teste b)'.A8 'Teste b)'.B8:'Teste b)'.J8 'Teste b)'.A9:'Teste b)'.A9 'Teste b)'.B9:'Teste b)'.J9 'Teste b)'.A10:'Teste b)'.A10 'Teste b)'.B10:'Teste b)'.J10 'Teste b)'.A11:'Teste b)'.A11 'Teste b)'.B11:'Teste b)'.J11 'Teste b)'.A12:'Teste b)'.A12 'Teste b)'.B12:'Teste b)'.J12 'Teste b)'.A13:'Teste b)'.A13 'Teste b)'.B13:'Teste b)'.J13 'Teste b)'.A14:'Teste b)'.A14 'Teste b)'.B14:'Teste b)'.J14 'Teste b)'.A15:'Teste b)'.A15 'Teste b)'.B15:'Teste b)'.J15 'Teste b)'.A16:'Teste b)'.A16 'Teste b)'.B16:'Teste b)'.J16 'Teste b)'.A17:'Teste b)'.A17 'Teste b)'.B17:'Teste b)'.J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'Teste b)'.O45" table:end-x="0.293cm" table:end-y="0.272cm" draw:z-index="1" draw:style-name="gr1" draw:text-style-name="P1" svg:width="15.999cm" svg:height="8.999cm" svg:x="0.101cm" svg:y="0.305cm">
              <draw:object draw:notify-on-update-of-ranges="'Teste b)'.A18:'Teste b)'.A18 'Teste b)'.B18:'Teste b)'.J1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</table:table>
      <table:table table:name="Teste c)" table:style-name="ta1" table:print="false">
        <table:table-column table:style-name="co6" table:default-cell-style-name="Default"/>
        <table:table-column table:style-name="co2" table:default-cell-style-name="ce7"/>
        <table:table-column table:style-name="co2" table:number-columns-repeated="16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50">
            <text:p>50</text:p>
          </table:table-cell>
          <table:table-cell table:number-columns-repeated="16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16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16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12">
            <text:p>12</text:p>
          </table:table-cell>
          <table:table-cell table:number-columns-repeated="16"/>
        </table:table-row>
        <table:table-row table:style-name="ro1">
          <table:table-cell/>
          <table:table-cell table:style-name="ce4"/>
          <table:table-cell table:number-columns-repeated="16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5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2178">
            <text:p>22178</text:p>
          </table:table-cell>
          <table:table-cell table:style-name="ce7" office:value-type="float" office:value="7178">
            <text:p>7178</text:p>
          </table:table-cell>
          <table:table-cell table:style-name="ce7" office:value-type="float" office:value="3171">
            <text:p>3171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1164">
            <text:p>1164</text:p>
          </table:table-cell>
          <table:table-cell table:style-name="ce7" table:number-columns-repeated="2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8:.H8])" office:value-type="float" office:value="5">
            <text:p>5</text:p>
          </table:table-cell>
          <table:table-cell table:style-name="ce7" table:formula="of:=MIN([.B8:.N8])" office:value-type="float" office:value="1164">
            <text:p>1164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35169">
            <text:p>35169</text:p>
          </table:table-cell>
          <table:table-cell table:style-name="ce7" office:value-type="float" office:value="3142">
            <text:p>3142</text:p>
          </table:table-cell>
          <table:table-cell table:style-name="ce7" office:value-type="float" office:value="3133">
            <text:p>3133</text:p>
          </table:table-cell>
          <table:table-cell table:style-name="ce7" office:value-type="float" office:value="2151">
            <text:p>2151</text:p>
          </table:table-cell>
          <table:table-cell table:style-name="ce7" office:value-type="float" office:value="2147">
            <text:p>2147</text:p>
          </table:table-cell>
          <table:table-cell table:style-name="ce7" table:number-columns-repeated="2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9:.H9])" office:value-type="float" office:value="5">
            <text:p>5</text:p>
          </table:table-cell>
          <table:table-cell table:style-name="ce7" table:formula="of:=MIN([.B9:.N9])" office:value-type="float" office:value="2147">
            <text:p>2147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7171">
            <text:p>7171</text:p>
          </table:table-cell>
          <table:table-cell table:style-name="ce7" office:value-type="float" office:value="5177">
            <text:p>5177</text:p>
          </table:table-cell>
          <table:table-cell table:style-name="ce7" office:value-type="float" office:value="3146">
            <text:p>3146</text:p>
          </table:table-cell>
          <table:table-cell table:style-name="ce7" office:value-type="float" office:value="2164">
            <text:p>2164</text:p>
          </table:table-cell>
          <table:table-cell table:style-name="ce7" office:value-type="float" office:value="2151">
            <text:p>2151</text:p>
          </table:table-cell>
          <table:table-cell table:style-name="ce7" office:value-type="float" office:value="165">
            <text:p>165</text:p>
          </table:table-cell>
          <table:table-cell table:style-name="ce7" table:number-columns-repeated="7"/>
          <table:table-cell table:style-name="ce7" table:formula="of:=COUNTA([.B10:.H10])" office:value-type="float" office:value="6">
            <text:p>6</text:p>
          </table:table-cell>
          <table:table-cell table:style-name="ce7" table:formula="of:=MIN([.B10:.N10])" office:value-type="float" office:value="165">
            <text:p>165</text:p>
          </table:table-cell>
          <table:table-cell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2172">
            <text:p>2172</text:p>
          </table:table-cell>
          <table:table-cell table:style-name="ce7" office:value-type="float" office:value="2156">
            <text:p>2156</text:p>
          </table:table-cell>
          <table:table-cell table:style-name="ce7" office:value-type="float" office:value="1153">
            <text:p>1153</text:p>
          </table:table-cell>
          <table:table-cell table:style-name="ce7" table:number-columns-repeated="4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1:.H11])" office:value-type="float" office:value="3">
            <text:p>3</text:p>
          </table:table-cell>
          <table:table-cell table:style-name="ce7" table:formula="of:=MIN([.B11:.N11])" office:value-type="float" office:value="1153">
            <text:p>1153</text:p>
          </table:table-cell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180">
            <text:p>180</text:p>
          </table:table-cell>
          <table:table-cell table:style-name="ce7" office:value-type="float" office:value="164">
            <text:p>164</text:p>
          </table:table-cell>
          <table:table-cell table:style-name="ce7" table:number-columns-repeated="11"/>
          <table:table-cell table:style-name="ce7" table:formula="of:=COUNTA([.B12:.H12])" office:value-type="float" office:value="2">
            <text:p>2</text:p>
          </table:table-cell>
          <table:table-cell table:style-name="ce7" table:formula="of:=MIN([.B12:.N12])" office:value-type="float" office:value="164">
            <text:p>16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8178">
            <text:p>18178</text:p>
          </table:table-cell>
          <table:table-cell table:style-name="ce7" office:value-type="float" office:value="2168">
            <text:p>2168</text:p>
          </table:table-cell>
          <table:table-cell table:style-name="ce7" office:value-type="float" office:value="1160">
            <text:p>1160</text:p>
          </table:table-cell>
          <table:table-cell table:style-name="ce7" table:number-columns-repeated="4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3:.H13])" office:value-type="float" office:value="3">
            <text:p>3</text:p>
          </table:table-cell>
          <table:table-cell table:style-name="ce7" table:formula="of:=MIN([.B13:.N13])" office:value-type="float" office:value="1160">
            <text:p>1160</text:p>
          </table:table-cell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5177">
            <text:p>5177</text:p>
          </table:table-cell>
          <table:table-cell table:style-name="ce7" office:value-type="float" office:value="2165">
            <text:p>2165</text:p>
          </table:table-cell>
          <table:table-cell table:style-name="ce7" table:number-columns-repeated="5"/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4:.H14])" office:value-type="float" office:value="2">
            <text:p>2</text:p>
          </table:table-cell>
          <table:table-cell table:style-name="ce7" table:formula="of:=MIN([.B14:.N14])" office:value-type="float" office:value="2165">
            <text:p>2165</text:p>
          </table:table-cell>
          <table:table-cell table:number-columns-repeated="2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13183">
            <text:p>13183</text:p>
          </table:table-cell>
          <table:table-cell table:style-name="ce7" office:value-type="float" office:value="3158">
            <text:p>3158</text:p>
          </table:table-cell>
          <table:table-cell table:style-name="ce7" office:value-type="float" office:value="3151">
            <text:p>3151</text:p>
          </table:table-cell>
          <table:table-cell table:style-name="ce7" office:value-type="float" office:value="2160">
            <text:p>2160</text:p>
          </table:table-cell>
          <table:table-cell table:style-name="ce7" office:value-type="float" office:value="2146">
            <text:p>2146</text:p>
          </table:table-cell>
          <table:table-cell table:style-name="ce7" office:value-type="float" office:value="2133">
            <text:p>2133</text:p>
          </table:table-cell>
          <table:table-cell table:style-name="ce7" office:value-type="float" office:value="1172">
            <text:p>1172</text:p>
          </table:table-cell>
          <table:table-cell table:style-name="ce7" office:value-type="string">
            <text:p>(invalido)</text:p>
          </table:table-cell>
          <table:table-cell table:style-name="ce7" table:number-columns-repeated="5"/>
          <table:table-cell table:style-name="ce7" table:formula="of:=COUNTA([.B15:.H15])" office:value-type="float" office:value="7">
            <text:p>7</text:p>
          </table:table-cell>
          <table:table-cell table:style-name="ce7" table:formula="of:=MIN([.B15:.N15])" office:value-type="float" office:value="1172">
            <text:p>1172</text:p>
          </table:table-cell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2167">
            <text:p>2167</text:p>
          </table:table-cell>
          <table:table-cell table:style-name="ce7" office:value-type="float" office:value="169">
            <text:p>169</text:p>
          </table:table-cell>
          <table:table-cell table:style-name="ce7" table:number-columns-repeated="11"/>
          <table:table-cell table:style-name="ce7" table:formula="of:=COUNTA([.B16:.H16])" office:value-type="float" office:value="2">
            <text:p>2</text:p>
          </table:table-cell>
          <table:table-cell table:style-name="ce7" table:formula="of:=MIN([.B16:.N16])" office:value-type="float" office:value="169">
            <text:p>169</text:p>
          </table:table-cell>
          <table:table-cell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5176">
            <text:p>5176</text:p>
          </table:table-cell>
          <table:table-cell table:style-name="ce7" office:value-type="float" office:value="1176">
            <text:p>1176</text:p>
          </table:table-cell>
          <table:table-cell table:style-name="ce7" office:value-type="float" office:value="160">
            <text:p>160</text:p>
          </table:table-cell>
          <table:table-cell table:style-name="ce7" table:number-columns-repeated="10"/>
          <table:table-cell table:style-name="ce7" table:formula="of:=COUNTA([.B17:.H17])" office:value-type="float" office:value="3">
            <text:p>3</text:p>
          </table:table-cell>
          <table:table-cell table:style-name="ce7" table:formula="of:=MIN([.B17:.N17])"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1075.1">
            <text:p>11075,1</text:p>
          </table:table-cell>
          <table:table-cell table:formula="of:=AVERAGE([.C8:.C17])" office:value-type="float" office:value="2665.3">
            <text:p>2665,3</text:p>
          </table:table-cell>
          <table:table-cell table:formula="of:=AVERAGE([.D8:.D17])" office:value-type="float" office:value="2153.42857142857">
            <text:p>2153,4285714286</text:p>
          </table:table-cell>
          <table:table-cell table:formula="of:=AVERAGE([.E8:.E17])" office:value-type="float" office:value="2162.75">
            <text:p>2162,75</text:p>
          </table:table-cell>
          <table:table-cell table:formula="of:=AVERAGE([.F8:.F17])" office:value-type="float" office:value="1902">
            <text:p>1902</text:p>
          </table:table-cell>
          <table:table-cell table:formula="of:=AVERAGE([.G8:.G17])" office:value-type="float" office:value="1149">
            <text:p>1149</text:p>
          </table:table-cell>
          <table:table-cell table:formula="of:=AVERAGE([.H8:.H17])" office:value-type="float" office:value="1172">
            <text:p>1172</text:p>
          </table:table-cell>
          <table:table-cell table:number-columns-repeated="6"/>
          <table:table-cell table:formula="of:=AVERAGE([.O8:.O17])" office:value-type="float" office:value="3.8">
            <text:p>3,8</text:p>
          </table:table-cell>
          <table:table-cell table:formula="of:=AVERAGE([.P8:.P17])" office:value-type="float" office:value="961.9">
            <text:p>961,9</text:p>
          </table:table-cell>
          <table:table-cell table:formula="of:=AVERAGE([.Q8:.Q17])" office:value-type="float" office:value="0">
            <text:p>#DIV/0!</text:p>
          </table:table-cell>
          <table:table-cell table:formula="of:=AVERAGE([.R8:.R17])" office:value-type="float" office:value="0">
            <text:p>#DIV/0!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P8:.P17])" office:value-type="float" office:value="961.9">
            <text:p>961,9</text:p>
          </table:table-cell>
          <table:table-cell table:number-columns-repeated="2"/>
          <table:table-cell office:value-type="string">
            <text:p>Qtde. Invalidos</text:p>
          </table:table-cell>
          <table:table-cell table:formula="of:=COUNTIF([.I8:.I17];&quot;=.*(invalido).*&quot;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1075.1">
            <text:p>11075,1</text:p>
          </table:table-cell>
          <table:table-cell table:number-columns-repeated="15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O8:.O17])" office:value-type="float" office:value="3.8">
            <text:p>3,8</text:p>
          </table:table-cell>
          <table:table-cell table:number-columns-repeated="13"/>
        </table:table-row>
        <table:table-row table:style-name="ro1">
          <table:table-cell>
            <draw:frame table:end-cell-address="'Teste c)'.G44" table:end-x="1.534cm" table:end-y="0.32cm" draw:z-index="0" draw:style-name="gr1" draw:text-style-name="P1" svg:width="15.975cm" svg:height="8.98cm" svg:x="0cm" svg:y="0.372cm">
              <draw:object draw:notify-on-update-of-ranges="'Teste c)'.A8:'Teste c)'.A8 'Teste c)'.B8:'Teste c)'.G8 'Teste c)'.A9:'Teste c)'.A9 'Teste c)'.B9:'Teste c)'.G9 'Teste c)'.A10:'Teste c)'.A10 'Teste c)'.B10:'Teste c)'.G10 'Teste c)'.A11:'Teste c)'.A11 'Teste c)'.B11:'Teste c)'.G11 'Teste c)'.A12:'Teste c)'.A12 'Teste c)'.B12:'Teste c)'.G12 'Teste c)'.A13:'Teste c)'.A13 'Teste c)'.B13:'Teste c)'.G13 'Teste c)'.A14:'Teste c)'.A14 'Teste c)'.B14:'Teste c)'.G14 'Teste c)'.A15:'Teste c)'.A15 'Teste c)'.B15:'Teste c)'.G15 'Teste c)'.A16:'Teste c)'.A16 'Teste c)'.B16:'Teste c)'.G16 'Teste c)'.A17:'Teste c)'.A17 'Teste c)'.B17:'Teste c)'.G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4"/>
          <table:table-cell>
            <draw:frame table:end-cell-address="'Teste c)'.N44" table:end-x="1.771cm" table:end-y="0.387cm" draw:z-index="1" draw:style-name="gr1" draw:text-style-name="P1" svg:width="15.999cm" svg:height="8.999cm" svg:x="1.579cm" svg:y="0.42cm">
              <draw:object draw:notify-on-update-of-ranges="'Teste c)'.A18:'Teste c)'.A18 'Teste c)'.B18:'Teste c)'.H1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Teste d)" table:style-name="ta1" table:print="false">
        <table:table-column table:style-name="co7" table:default-cell-style-name="Default"/>
        <table:table-column table:style-name="co2" table:default-cell-style-name="ce7"/>
        <table:table-column table:style-name="co2" table:number-columns-repeated="1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/>
          <table:table-cell office:value-type="string">
            <text:p>Ocorre estouro de memoria</text:p>
          </table:table-cell>
          <table:table-cell table:number-columns-repeated="12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14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25">
            <text:p>25</text:p>
          </table:table-cell>
          <table:table-cell table:number-columns-repeated="14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7"/>
          <table:table-cell table:style-name="ce8" office:value-type="string">
            <text:p>Tempo</text:p>
          </table:table-cell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163">
            <text:p>2163</text:p>
          </table:table-cell>
          <table:table-cell table:style-name="ce7" office:value-type="float" office:value="174">
            <text:p>174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165">
            <text:p>165</text:p>
          </table:table-cell>
          <table:table-cell table:style-name="ce7" table:number-columns-repeated="5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8:.I8])" office:value-type="float" office:value="4">
            <text:p>4</text:p>
          </table:table-cell>
          <table:table-cell table:style-name="ce7" table:formula="of:=MIN([.B8:.N8])" office:value-type="float" office:value="165">
            <text:p>16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4183">
            <text:p>14183</text:p>
          </table:table-cell>
          <table:table-cell table:style-name="ce7" office:value-type="float" office:value="4177">
            <text:p>4177</text:p>
          </table:table-cell>
          <table:table-cell table:style-name="ce7" office:value-type="float" office:value="3170">
            <text:p>3170</text:p>
          </table:table-cell>
          <table:table-cell table:style-name="ce7" office:value-type="float" office:value="1174">
            <text:p>1174</text:p>
          </table:table-cell>
          <table:table-cell table:style-name="ce7" office:value-type="float" office:value="166">
            <text:p>166</text:p>
          </table:table-cell>
          <table:table-cell table:style-name="ce7" table:number-columns-repeated="4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9:.I9])" office:value-type="float" office:value="5">
            <text:p>5</text:p>
          </table:table-cell>
          <table:table-cell table:style-name="ce7" table:formula="of:=MIN([.B9:.N9])" office:value-type="float" office:value="166">
            <text:p>166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3178">
            <text:p>13178</text:p>
          </table:table-cell>
          <table:table-cell table:style-name="ce7" office:value-type="float" office:value="4179">
            <text:p>4179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57">
            <text:p>157</text:p>
          </table:table-cell>
          <table:table-cell table:style-name="ce7" table:number-columns-repeated="2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0:.I10])" office:value-type="float" office:value="7">
            <text:p>7</text:p>
          </table:table-cell>
          <table:table-cell table:style-name="ce7" table:formula="of:=MIN([.B10:.N10])" office:value-type="float" office:value="157">
            <text:p>157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2157">
            <text:p>2157</text:p>
          </table:table-cell>
          <table:table-cell table:style-name="ce7" office:value-type="float" office:value="165">
            <text:p>165</text:p>
          </table:table-cell>
          <table:table-cell table:style-name="ce7" table:number-columns-repeated="7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1:.I11])" office:value-type="float" office:value="2">
            <text:p>2</text:p>
          </table:table-cell>
          <table:table-cell table:style-name="ce7" table:formula="of:=MIN([.B11:.N11])" office:value-type="float" office:value="165">
            <text:p>165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6180">
            <text:p>6180</text:p>
          </table:table-cell>
          <table:table-cell table:style-name="ce7" office:value-type="float" office:value="2168">
            <text:p>2168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69">
            <text:p>169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159">
            <text:p>159</text:p>
          </table:table-cell>
          <table:table-cell table:style-name="ce7" table:number-columns-repeated="2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2:.I12])" office:value-type="float" office:value="7">
            <text:p>7</text:p>
          </table:table-cell>
          <table:table-cell table:style-name="ce7" table:formula="of:=MIN([.B12:.N12])" office:value-type="float" office:value="159">
            <text:p>159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1183">
            <text:p>11183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50">
            <text:p>150</text:p>
          </table:table-cell>
          <table:table-cell table:style-name="ce7" table:number-columns-repeated="2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3:.I13])" office:value-type="float" office:value="7">
            <text:p>7</text:p>
          </table:table-cell>
          <table:table-cell table:style-name="ce7" table:formula="of:=MIN([.B13:.N13])" office:value-type="float" office:value="150">
            <text:p>150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21178">
            <text:p>21178</text:p>
          </table:table-cell>
          <table:table-cell table:style-name="ce7" office:value-type="float" office:value="7156">
            <text:p>7156</text:p>
          </table:table-cell>
          <table:table-cell table:style-name="ce7" office:value-type="float" office:value="1160">
            <text:p>1160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63">
            <text:p>163</text:p>
          </table:table-cell>
          <table:table-cell table:style-name="ce7" table:number-columns-repeated="3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4:.I14])" office:value-type="float" office:value="6">
            <text:p>6</text:p>
          </table:table-cell>
          <table:table-cell table:style-name="ce7" table:formula="of:=MIN([.B14:.N14])" office:value-type="float" office:value="163">
            <text:p>163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0178">
            <text:p>20178</text:p>
          </table:table-cell>
          <table:table-cell table:style-name="ce7" office:value-type="float" office:value="8177">
            <text:p>8177</text:p>
          </table:table-cell>
          <table:table-cell table:style-name="ce7" office:value-type="float" office:value="4169">
            <text:p>4169</text:p>
          </table:table-cell>
          <table:table-cell table:style-name="ce7" office:value-type="float" office:value="4161">
            <text:p>4161</text:p>
          </table:table-cell>
          <table:table-cell table:style-name="ce7" office:value-type="float" office:value="2171">
            <text:p>2171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55">
            <text:p>155</text:p>
          </table:table-cell>
          <table:table-cell table:style-name="ce7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5:.I15])" office:value-type="float" office:value="8">
            <text:p>8</text:p>
          </table:table-cell>
          <table:table-cell table:style-name="ce7" table:formula="of:=MIN([.B15:.N15])" office:value-type="float" office:value="155">
            <text:p>155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3154">
            <text:p>3154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56">
            <text:p>156</text:p>
          </table:table-cell>
          <table:table-cell table:style-name="ce7" table:number-columns-repeated="5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6:.I16])" office:value-type="float" office:value="4">
            <text:p>4</text:p>
          </table:table-cell>
          <table:table-cell table:style-name="ce7" table:formula="of:=MIN([.B16:.N16])" office:value-type="float" office:value="156">
            <text:p>156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20179">
            <text:p>20179</text:p>
          </table:table-cell>
          <table:table-cell table:style-name="ce7" office:value-type="float" office:value="9182">
            <text:p>9182</text:p>
          </table:table-cell>
          <table:table-cell table:style-name="ce7" office:value-type="float" office:value="9173">
            <text:p>9173</text:p>
          </table:table-cell>
          <table:table-cell table:style-name="ce7" office:value-type="float" office:value="4167">
            <text:p>4167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61">
            <text:p>161</text:p>
          </table:table-cell>
          <table:table-cell table:style-name="ce7"/>
          <table:table-cell table:style-name="ce7" office:value-type="string">
            <text:p>(erro memoria)</text:p>
          </table:table-cell>
          <table:table-cell table:style-name="ce7" table:number-columns-repeated="3"/>
          <table:table-cell table:style-name="ce7" table:formula="of:=COUNTA([.B17:.I17])" office:value-type="float" office:value="8">
            <text:p>8</text:p>
          </table:table-cell>
          <table:table-cell table:style-name="ce7" table:formula="of:=MIN([.B17:.N17])" office:value-type="float" office:value="161">
            <text:p>161</text:p>
          </table:table-cell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1373.3">
            <text:p>11373,3</text:p>
          </table:table-cell>
          <table:table-cell table:formula="of:=AVERAGE([.C8:.C17])" office:value-type="float" office:value="3572.6">
            <text:p>3572,6</text:p>
          </table:table-cell>
          <table:table-cell table:formula="of:=AVERAGE([.D8:.D17])" office:value-type="float" office:value="2058.55555555556">
            <text:p>2058,5555555556</text:p>
          </table:table-cell>
          <table:table-cell table:formula="of:=AVERAGE([.E8:.E17])" office:value-type="float" office:value="1165.55555555556">
            <text:p>1165,5555555556</text:p>
          </table:table-cell>
          <table:table-cell table:formula="of:=AVERAGE([.F8:.F17])" office:value-type="float" office:value="450.714285714286">
            <text:p>450,7142857143</text:p>
          </table:table-cell>
          <table:table-cell table:formula="of:=AVERAGE([.G8:.G17])" office:value-type="float" office:value="161.166666666667">
            <text:p>161,1666666667</text:p>
          </table:table-cell>
          <table:table-cell table:formula="of:=AVERAGE([.H8:.H17])" office:value-type="float" office:value="157.2">
            <text:p>157,2</text:p>
          </table:table-cell>
          <table:table-cell table:formula="of:=AVERAGE([.I8:.I17])" office:value-type="float" office:value="158">
            <text:p>158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P8:.P17])" office:value-type="float" office:value="159.7">
            <text:p>159,7</text:p>
          </table:table-cell>
          <table:table-cell table:number-columns-repeated="2"/>
          <table:table-cell office:value-type="string">
            <text:p>Qtde. Invalidos</text:p>
          </table:table-cell>
          <table:table-cell table:formula="of:=COUNTIF([.J8:.KJ17];&quot;=.*(invalido).*&quot;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1373.3">
            <text:p>11373,3</text:p>
          </table:table-cell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O8:.O17])" office:value-type="float" office:value="5.8">
            <text:p>5,8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>
            <draw:frame table:end-cell-address="'Teste d)'.G45" table:end-x="1.509cm" table:end-y="0.16cm" draw:z-index="0" draw:style-name="gr1" draw:text-style-name="P1" svg:width="16.003cm" svg:height="8.979cm" svg:x="0.334cm" svg:y="0.213cm">
              <draw:object draw:notify-on-update-of-ranges="'Teste d)'.A8:'Teste d)'.A8 'Teste d)'.B8:'Teste d)'.I8 'Teste d)'.A9:'Teste d)'.A9 'Teste d)'.B9:'Teste d)'.I9 'Teste d)'.A10:'Teste d)'.A10 'Teste d)'.B10:'Teste d)'.I10 'Teste d)'.A11:'Teste d)'.A11 'Teste d)'.B11:'Teste d)'.I11 'Teste d)'.A12:'Teste d)'.A12 'Teste d)'.B12:'Teste d)'.I12 'Teste d)'.A13:'Teste d)'.A13 'Teste d)'.B13:'Teste d)'.I13 'Teste d)'.A14:'Teste d)'.A14 'Teste d)'.B14:'Teste d)'.I14 'Teste d)'.A15:'Teste d)'.A15 'Teste d)'.B15:'Teste d)'.I15 'Teste d)'.A16:'Teste d)'.A16 'Teste d)'.B16:'Teste d)'.I16 'Teste d)'.A17:'Teste d)'.A17 'Teste d)'.B17:'Teste d)'.I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4"/>
          <table:table-cell>
            <draw:frame table:end-cell-address="'Teste d)'.N44" table:end-x="1.734cm" table:end-y="0.453cm" draw:z-index="1" draw:style-name="gr1" draw:text-style-name="P1" svg:width="16.003cm" svg:height="8.979cm" svg:x="1.537cm" svg:y="0.054cm">
              <draw:object draw:notify-on-update-of-ranges="'Teste d)'.A18:'Teste d)'.A18 'Teste d)'.B18:'Teste d)'.I18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9"/>
        </table:table-row>
      </table:table>
      <table:table table:name="Teste e)" table:style-name="ta1" table:print="false">
        <table:table-column table:style-name="co7" table:default-cell-style-name="Default"/>
        <table:table-column table:style-name="co2" table:default-cell-style-name="ce7"/>
        <table:table-column table:style-name="co2" table:number-columns-repeated="1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200">
            <text:p>200</text:p>
          </table:table-cell>
          <table:table-cell/>
          <table:table-cell office:value-type="string">
            <text:p>(erro de memoria)</text:p>
          </table:table-cell>
          <table:table-cell table:number-columns-repeated="12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14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14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20">
            <text:p>20</text:p>
          </table:table-cell>
          <table:table-cell/>
          <table:table-cell office:value-type="string">
            <text:p>população muito grande e de indivíduos muito grandes. Não consegue geracoes suficientes para convergir. Ocorre estouro de memoria antes.</text:p>
          </table:table-cell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9172">
            <text:p>9172</text:p>
          </table:table-cell>
          <table:table-cell table:style-name="ce7" office:value-type="float" office:value="1176">
            <text:p>1176</text:p>
          </table:table-cell>
          <table:table-cell table:style-name="ce7" table:number-columns-repeated="2"/>
          <table:table-cell table:style-name="ce7" office:value-type="string">
            <text:p>(invalido)</text:p>
          </table:table-cell>
          <table:table-cell table:style-name="ce7" table:number-columns-repeated="8"/>
          <table:table-cell table:style-name="ce7" table:formula="of:=COUNTA([.B8:.N8])" office:value-type="float" office:value="3">
            <text:p>3</text:p>
          </table:table-cell>
          <table:table-cell table:style-name="ce7" table:formula="of:=MIN([.B8:.N8])" office:value-type="float" office:value="1176">
            <text:p>1176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22178">
            <text:p>22178</text:p>
          </table:table-cell>
          <table:table-cell table:style-name="ce7" office:value-type="float" office:value="21178">
            <text:p>21178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65">
            <text:p>165</text:p>
          </table:table-cell>
          <table:table-cell table:style-name="ce7" table:number-columns-repeated="9"/>
          <table:table-cell table:style-name="ce7" table:formula="of:=COUNTA([.B9:.N9])" office:value-type="float" office:value="4">
            <text:p>4</text:p>
          </table:table-cell>
          <table:table-cell table:style-name="ce7" table:formula="of:=MIN([.B9:.N9])" office:value-type="float" office:value="165">
            <text:p>165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0177">
            <text:p>10177</text:p>
          </table:table-cell>
          <table:table-cell table:style-name="ce7" office:value-type="float" office:value="8171">
            <text:p>8171</text:p>
          </table:table-cell>
          <table:table-cell table:style-name="ce7" office:value-type="float" office:value="5149">
            <text:p>5149</text:p>
          </table:table-cell>
          <table:table-cell table:style-name="ce7" office:value-type="float" office:value="3165">
            <text:p>3165</text:p>
          </table:table-cell>
          <table:table-cell table:style-name="ce7" office:value-type="string">
            <text:p>(invalido)</text:p>
          </table:table-cell>
          <table:table-cell table:style-name="ce7" table:number-columns-repeated="8"/>
          <table:table-cell table:style-name="ce7" table:formula="of:=COUNTA([.B10:.N10])" office:value-type="float" office:value="5">
            <text:p>5</text:p>
          </table:table-cell>
          <table:table-cell table:style-name="ce7" table:formula="of:=MIN([.B10:.N10])" office:value-type="float" office:value="3165">
            <text:p>316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171">
            <text:p>3171</text:p>
          </table:table-cell>
          <table:table-cell table:style-name="ce7" table:number-columns-repeated="3"/>
          <table:table-cell table:style-name="ce7" office:value-type="string">
            <text:p>(invalido)</text:p>
          </table:table-cell>
          <table:table-cell table:style-name="ce7" table:number-columns-repeated="8"/>
          <table:table-cell table:style-name="ce7" table:formula="of:=COUNTA([.B11:.N11])" office:value-type="float" office:value="2">
            <text:p>2</text:p>
          </table:table-cell>
          <table:table-cell table:style-name="ce7" table:formula="of:=MIN([.B11:.N11])" office:value-type="float" office:value="3171">
            <text:p>3171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8177">
            <text:p>8177</text:p>
          </table:table-cell>
          <table:table-cell table:style-name="ce7" office:value-type="float" office:value="3163">
            <text:p>3163</text:p>
          </table:table-cell>
          <table:table-cell table:style-name="ce7" table:number-columns-repeated="2"/>
          <table:table-cell table:style-name="ce7" office:value-type="string">
            <text:p>(invalido)</text:p>
          </table:table-cell>
          <table:table-cell table:style-name="ce7" table:number-columns-repeated="8"/>
          <table:table-cell table:style-name="ce7" table:formula="of:=COUNTA([.B12:.N12])" office:value-type="float" office:value="3">
            <text:p>3</text:p>
          </table:table-cell>
          <table:table-cell table:style-name="ce7" table:formula="of:=MIN([.B12:.N12])" office:value-type="float" office:value="3163">
            <text:p>3163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9185">
            <text:p>19185</text:p>
          </table:table-cell>
          <table:table-cell table:style-name="ce7" office:value-type="float" office:value="167">
            <text:p>167</text:p>
          </table:table-cell>
          <table:table-cell table:style-name="ce7" table:number-columns-repeated="11"/>
          <table:table-cell table:style-name="ce7" table:formula="of:=COUNTA([.B13:.N13])" office:value-type="float" office:value="2">
            <text:p>2</text:p>
          </table:table-cell>
          <table:table-cell table:style-name="ce7" table:formula="of:=MIN([.B13:.N13])" office:value-type="float" office:value="167">
            <text:p>167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6182">
            <text:p>6182</text:p>
          </table:table-cell>
          <table:table-cell table:style-name="ce7" office:value-type="float" office:value="2173">
            <text:p>2173</text:p>
          </table:table-cell>
          <table:table-cell table:style-name="ce7" table:number-columns-repeated="11"/>
          <table:table-cell table:style-name="ce7" table:formula="of:=COUNTA([.B14:.N14])" office:value-type="float" office:value="2">
            <text:p>2</text:p>
          </table:table-cell>
          <table:table-cell table:style-name="ce7" table:formula="of:=MIN([.B14:.N14])" office:value-type="float" office:value="2173">
            <text:p>2173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2176">
            <text:p>2176</text:p>
          </table:table-cell>
          <table:table-cell table:style-name="ce7" table:number-columns-repeated="12"/>
          <table:table-cell table:style-name="ce7" table:formula="of:=COUNTA([.B15:.N15])" office:value-type="float" office:value="1">
            <text:p>1</text:p>
          </table:table-cell>
          <table:table-cell table:style-name="ce7" table:formula="of:=MIN([.B15:.N15])" office:value-type="float" office:value="2176">
            <text:p>2176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16179">
            <text:p>16179</text:p>
          </table:table-cell>
          <table:table-cell table:style-name="ce7" office:value-type="float" office:value="3173">
            <text:p>3173</text:p>
          </table:table-cell>
          <table:table-cell table:style-name="ce7" table:number-columns-repeated="11"/>
          <table:table-cell table:style-name="ce7" table:formula="of:=COUNTA([.B16:.N16])" office:value-type="float" office:value="2">
            <text:p>2</text:p>
          </table:table-cell>
          <table:table-cell table:style-name="ce7" table:formula="of:=MIN([.B16:.N16])" office:value-type="float" office:value="3173">
            <text:p>3173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18182">
            <text:p>18182</text:p>
          </table:table-cell>
          <table:table-cell table:style-name="ce7" office:value-type="float" office:value="5174">
            <text:p>5174</text:p>
          </table:table-cell>
          <table:table-cell table:style-name="ce7" office:value-type="float" office:value="5151">
            <text:p>5151</text:p>
          </table:table-cell>
          <table:table-cell table:style-name="ce7" office:value-type="float" office:value="3172">
            <text:p>3172</text:p>
          </table:table-cell>
          <table:table-cell table:style-name="ce7" table:number-columns-repeated="9"/>
          <table:table-cell table:style-name="ce7" table:formula="of:=COUNTA([.B17:.N17])" office:value-type="float" office:value="4">
            <text:p>4</text:p>
          </table:table-cell>
          <table:table-cell table:style-name="ce7" table:formula="of:=MIN([.B17:.N17])" office:value-type="float" office:value="3172">
            <text:p>3172</text:p>
          </table:table-cell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1477.9">
            <text:p>11477,9</text:p>
          </table:table-cell>
          <table:table-cell table:formula="of:=AVERAGE([.C8:.C17])" office:value-type="float" office:value="5546.875">
            <text:p>5546,875</text:p>
          </table:table-cell>
          <table:table-cell table:formula="of:=AVERAGE([.D8:.D17])" office:value-type="float" office:value="3491.66666666667">
            <text:p>3491,6666666667</text:p>
          </table:table-cell>
          <table:table-cell table:formula="of:=AVERAGE([.E8:.E17])" office:value-type="float" office:value="2167.33333333333">
            <text:p>2167,3333333333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P8:.P17])" office:value-type="float" office:value="2170.1">
            <text:p>2170,1</text:p>
          </table:table-cell>
          <table:table-cell table:number-columns-repeated="2"/>
          <table:table-cell office:value-type="string">
            <text:p>Qtde. Invalidos</text:p>
          </table:table-cell>
          <table:table-cell table:formula="of:=COUNTIF([.F8:.F17];&quot;=.*(invalido).*&quot;)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1477.9">
            <text:p>11477,9</text:p>
          </table:table-cell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O8:.O17])" office:value-type="float" office:value="2.8">
            <text:p>2,8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14"/>
        </table:table-row>
        <table:table-row table:style-name="ro1">
          <table:table-cell>
            <draw:frame table:end-cell-address="'Teste e)'.G46" table:end-x="1.453cm" table:end-y="0.451cm" draw:z-index="0" draw:style-name="gr1" draw:text-style-name="P1" svg:width="16.002cm" svg:height="8.979cm" svg:x="0.279cm" svg:y="0.053cm">
              <draw:object draw:notify-on-update-of-ranges="'Teste e)'.A8:'Teste e)'.A8 'Teste e)'.B8:'Teste e)'.E8 'Teste e)'.A9:'Teste e)'.A9 'Teste e)'.B9:'Teste e)'.E9 'Teste e)'.A10:'Teste e)'.A10 'Teste e)'.B10:'Teste e)'.E10 'Teste e)'.A11:'Teste e)'.A11 'Teste e)'.B11:'Teste e)'.E11 'Teste e)'.A12:'Teste e)'.A12 'Teste e)'.B12:'Teste e)'.E12 'Teste e)'.A13:'Teste e)'.A13 'Teste e)'.B13:'Teste e)'.E13 'Teste e)'.A14:'Teste e)'.A14 'Teste e)'.B14:'Teste e)'.E14 'Teste e)'.A15:'Teste e)'.A15 'Teste e)'.B15:'Teste e)'.E15 'Teste e)'.A16:'Teste e)'.A16 'Teste e)'.B16:'Teste e)'.E16 'Teste e)'.A17:'Teste e)'.A17 'Teste e)'.B17:'Teste e)'.E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'Teste e)'.O46" table:end-x="0.962cm" table:end-y="0.432cm" draw:z-index="1" draw:style-name="gr1" draw:text-style-name="P1" svg:width="15.999cm" svg:height="8.999cm" svg:x="0.77cm" svg:y="0.014cm">
              <draw:object draw:notify-on-update-of-ranges="'Teste e)'.A18:'Teste e)'.A18 'Teste e)'.B18:'Teste e)'.E1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</table:table-row>
      </table:table>
      <table:table table:name="Teste e) - 2" table:style-name="ta1" table:print="false">
        <table:table-column table:style-name="co2" table:default-cell-style-name="Default"/>
        <table:table-column table:style-name="co2" table:default-cell-style-name="ce7"/>
        <table:table-column table:style-name="co2" table:number-columns-repeated="14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200">
            <text:p>200</text:p>
          </table:table-cell>
          <table:table-cell/>
          <table:table-cell office:value-type="string">
            <text:p>(erro de memoria)</text:p>
          </table:table-cell>
          <table:table-cell table:number-columns-repeated="12"/>
        </table:table-row>
        <table:table-row table:style-name="ro1">
          <table:table-cell office:value-type="string">
            <text:p>Qtde. Geracoes</text:p>
          </table:table-cell>
          <table:table-cell table:style-name="ce4" office:value-type="float" office:value="10000">
            <text:p>10000</text:p>
          </table:table-cell>
          <table:table-cell table:number-columns-repeated="14"/>
        </table:table-row>
        <table:table-row table:style-name="ro1">
          <table:table-cell office:value-type="string">
            <text:p>Taxa de Mutação</text:p>
          </table:table-cell>
          <table:table-cell table:style-name="ce5" office:value-type="percentage" office:value="0.11">
            <text:p>11,00%</text:p>
          </table:table-cell>
          <table:table-cell table:number-columns-repeated="14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50">
            <text:p>50</text:p>
          </table:table-cell>
          <table:table-cell/>
          <table:table-cell office:value-type="string">
            <text:p>população muito grande e de indivíduos muito grandes. Não consegue geracoes suficientes para convergir. Ocorre estouro de memoria antes.</text:p>
          </table:table-cell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14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3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37178">
            <text:p>37178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53">
            <text:p>153</text:p>
          </table:table-cell>
          <table:table-cell table:style-name="ce7" table:number-columns-repeated="5"/>
          <table:table-cell table:style-name="ce7" table:formula="of:=COUNTA([.B8:.N8])" office:value-type="float" office:value="8">
            <text:p>8</text:p>
          </table:table-cell>
          <table:table-cell table:style-name="ce7" table:formula="of:=MIN([.B8:.N8])" office:value-type="float" office:value="153">
            <text:p>153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69">
            <text:p>169</text:p>
          </table:table-cell>
          <table:table-cell table:style-name="ce7" office:value-type="float" office:value="161">
            <text:p>161</text:p>
          </table:table-cell>
          <table:table-cell table:number-columns-repeated="2" table:style-name="ce7" office:value-type="float" office:value="159">
            <text:p>159</text:p>
          </table:table-cell>
          <table:table-cell table:style-name="ce7" table:number-columns-repeated="9"/>
          <table:table-cell table:style-name="ce7" table:formula="of:=COUNTA([.B9:.N9])" office:value-type="float" office:value="4">
            <text:p>4</text:p>
          </table:table-cell>
          <table:table-cell table:style-name="ce7" table:formula="of:=MIN([.B9:.N9])" office:value-type="float" office:value="159">
            <text:p>159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3179">
            <text:p>23179</text:p>
          </table:table-cell>
          <table:table-cell table:style-name="ce7" office:value-type="float" office:value="6169">
            <text:p>6169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62">
            <text:p>162</text:p>
          </table:table-cell>
          <table:table-cell table:style-name="ce7" table:number-columns-repeated="9"/>
          <table:table-cell table:style-name="ce7" table:formula="of:=COUNTA([.B10:.N10])" office:value-type="float" office:value="4">
            <text:p>4</text:p>
          </table:table-cell>
          <table:table-cell table:style-name="ce7" table:formula="of:=MIN([.B10:.N10])" office:value-type="float" office:value="162">
            <text:p>162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3154">
            <text:p>3154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55">
            <text:p>155</text:p>
          </table:table-cell>
          <table:table-cell table:style-name="ce7" table:number-columns-repeated="9"/>
          <table:table-cell table:style-name="ce7" table:formula="of:=COUNTA([.B11:.N11])" office:value-type="float" office:value="4">
            <text:p>4</text:p>
          </table:table-cell>
          <table:table-cell table:style-name="ce7" table:formula="of:=MIN([.B11:.N11])" office:value-type="float" office:value="155">
            <text:p>155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7167">
            <text:p>7167</text:p>
          </table:table-cell>
          <table:table-cell table:style-name="ce7" office:value-type="float" office:value="4176">
            <text:p>4176</text:p>
          </table:table-cell>
          <table:table-cell table:style-name="ce7" office:value-type="float" office:value="165">
            <text:p>165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61">
            <text:p>161</text:p>
          </table:table-cell>
          <table:table-cell table:style-name="ce7" office:value-type="float" office:value="159">
            <text:p>159</text:p>
          </table:table-cell>
          <table:table-cell table:style-name="ce7" table:number-columns-repeated="7"/>
          <table:table-cell table:style-name="ce7" table:formula="of:=COUNTA([.B12:.N12])" office:value-type="float" office:value="6">
            <text:p>6</text:p>
          </table:table-cell>
          <table:table-cell table:style-name="ce7" table:formula="of:=MIN([.B12:.N12])" office:value-type="float" office:value="159">
            <text:p>159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76">
            <text:p>176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69">
            <text:p>169</text:p>
          </table:table-cell>
          <table:table-cell table:style-name="ce7" office:value-type="float" office:value="165">
            <text:p>165</text:p>
          </table:table-cell>
          <table:table-cell table:style-name="ce7" table:number-columns-repeated="9"/>
          <table:table-cell table:style-name="ce7" table:formula="of:=COUNTA([.B13:.N13])" office:value-type="float" office:value="4">
            <text:p>4</text:p>
          </table:table-cell>
          <table:table-cell table:style-name="ce7" table:formula="of:=MIN([.B13:.N13])" office:value-type="float" office:value="165">
            <text:p>165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12178">
            <text:p>12178</text:p>
          </table:table-cell>
          <table:table-cell table:style-name="ce7" office:value-type="float" office:value="3153">
            <text:p>3153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59">
            <text:p>159</text:p>
          </table:table-cell>
          <table:table-cell table:style-name="ce7" table:number-columns-repeated="9"/>
          <table:table-cell table:style-name="ce7" table:formula="of:=COUNTA([.B14:.N14])" office:value-type="float" office:value="4">
            <text:p>4</text:p>
          </table:table-cell>
          <table:table-cell table:style-name="ce7" table:formula="of:=MIN([.B14:.N14])" office:value-type="float" office:value="159">
            <text:p>15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4177">
            <text:p>4177</text:p>
          </table:table-cell>
          <table:table-cell table:style-name="ce7" office:value-type="float" office:value="165">
            <text:p>165</text:p>
          </table:table-cell>
          <table:table-cell table:style-name="ce7" office:value-type="float" office:value="146">
            <text:p>146</text:p>
          </table:table-cell>
          <table:table-cell table:style-name="ce7" table:number-columns-repeated="10"/>
          <table:table-cell table:style-name="ce7" table:formula="of:=COUNTA([.B15:.N15])" office:value-type="float" office:value="3">
            <text:p>3</text:p>
          </table:table-cell>
          <table:table-cell table:style-name="ce7" table:formula="of:=MIN([.B15:.N15])" office:value-type="float" office:value="146">
            <text:p>146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16179">
            <text:p>16179</text:p>
          </table:table-cell>
          <table:table-cell table:style-name="ce7" office:value-type="float" office:value="4183">
            <text:p>4183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65">
            <text:p>165</text:p>
          </table:table-cell>
          <table:table-cell table:style-name="ce7" table:number-columns-repeated="9"/>
          <table:table-cell table:style-name="ce7" table:formula="of:=COUNTA([.B16:.N16])" office:value-type="float" office:value="4">
            <text:p>4</text:p>
          </table:table-cell>
          <table:table-cell table:style-name="ce7" table:formula="of:=MIN([.B16:.N16])" office:value-type="float" office:value="165">
            <text:p>165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13171">
            <text:p>13171</text:p>
          </table:table-cell>
          <table:table-cell table:style-name="ce7" office:value-type="float" office:value="2166">
            <text:p>2166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61">
            <text:p>161</text:p>
          </table:table-cell>
          <table:table-cell table:style-name="ce7" table:number-columns-repeated="8"/>
          <table:table-cell table:style-name="ce7" table:formula="of:=COUNTA([.B17:.N17])" office:value-type="float" office:value="5">
            <text:p>5</text:p>
          </table:table-cell>
          <table:table-cell table:style-name="ce7" table:formula="of:=MIN([.B17:.N17])" office:value-type="float" office:value="161">
            <text:p>161</text:p>
          </table:table-cell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1672.8">
            <text:p>11672,8</text:p>
          </table:table-cell>
          <table:table-cell table:formula="of:=AVERAGE([.C8:.C17])" office:value-type="float" office:value="2069.7">
            <text:p>2069,7</text:p>
          </table:table-cell>
          <table:table-cell table:formula="of:=AVERAGE([.D8:.D17])" office:value-type="float" office:value="165.6">
            <text:p>165,6</text:p>
          </table:table-cell>
          <table:table-cell table:formula="of:=AVERAGE([.E8:.E17])" office:value-type="float" office:value="163.777777777778">
            <text:p>163,7777777778</text:p>
          </table:table-cell>
          <table:table-cell table:formula="of:=AVERAGE([.F8:.F17])" office:value-type="float" office:value="161.666666666667">
            <text:p>161,6666666667</text:p>
          </table:table-cell>
          <table:table-cell table:formula="of:=AVERAGE([.G8:.G17])" office:value-type="float" office:value="158.5">
            <text:p>158,5</text:p>
          </table:table-cell>
          <table:table-cell table:formula="of:=AVERAGE([.H8:.H17])" office:value-type="float" office:value="156">
            <text:p>156</text:p>
          </table:table-cell>
          <table:table-cell table:formula="of:=AVERAGE([.I8:.I17])" office:value-type="float" office:value="153">
            <text:p>153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P8:.P17])" office:value-type="float" office:value="158.4">
            <text:p>158,4</text:p>
          </table:table-cell>
          <table:table-cell table:number-columns-repeated="2"/>
          <table:table-cell office:value-type="string">
            <text:p>Qtde. Invalidos</text:p>
          </table:table-cell>
          <table:table-cell table:formula="of:=COUNTIF([.J8:.J17];&quot;=.*(invalido).*&quot;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1672.8">
            <text:p>11672,8</text:p>
          </table:table-cell>
          <table:table-cell table:number-columns-repeated="13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O8:.O17])" office:value-type="float" office:value="4.6">
            <text:p>4,6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>
            <draw:frame table:end-cell-address="'Teste e) - 2'.H46" table:end-x="0.335cm" table:end-y="0.079cm" draw:z-index="0" draw:style-name="gr1" draw:text-style-name="P1" svg:width="16.002cm" svg:height="8.979cm" svg:x="0.139cm" svg:y="0.133cm">
              <draw:object draw:notify-on-update-of-ranges="'Teste e) - 2'.A8:'Teste e) - 2'.A8 'Teste e) - 2'.B8:'Teste e) - 2'.I8 'Teste e) - 2'.A9:'Teste e) - 2'.A9 'Teste e) - 2'.B9:'Teste e) - 2'.I9 'Teste e) - 2'.A10:'Teste e) - 2'.A10 'Teste e) - 2'.B10:'Teste e) - 2'.I10 'Teste e) - 2'.A11:'Teste e) - 2'.A11 'Teste e) - 2'.B11:'Teste e) - 2'.I11 'Teste e) - 2'.A12:'Teste e) - 2'.A12 'Teste e) - 2'.B12:'Teste e) - 2'.I12 'Teste e) - 2'.A13:'Teste e) - 2'.A13 'Teste e) - 2'.B13:'Teste e) - 2'.I13 'Teste e) - 2'.A14:'Teste e) - 2'.A14 'Teste e) - 2'.B14:'Teste e) - 2'.I14 'Teste e) - 2'.A15:'Teste e) - 2'.A15 'Teste e) - 2'.B15:'Teste e) - 2'.I15 'Teste e) - 2'.A16:'Teste e) - 2'.A16 'Teste e) - 2'.B16:'Teste e) - 2'.I16 'Teste e) - 2'.A17:'Teste e) - 2'.A17 'Teste e) - 2'.B17:'Teste e) - 2'.I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'Teste e) - 2'.O46" table:end-x="0.725cm" table:end-y="0.159cm" draw:z-index="1" draw:style-name="gr1" draw:text-style-name="P1" svg:width="16.002cm" svg:height="8.979cm" svg:x="0.53cm" svg:y="0.213cm">
              <draw:object draw:notify-on-update-of-ranges="'Teste e) - 2'.A18:'Teste e) - 2'.A18 'Teste e) - 2'.B18:'Teste e) - 2'.I1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8"/>
        </table:table-row>
      </table:table>
      <table:table table:name="Graficos Gerais" table:style-name="ta1" table:print="false">
        <table:table-column table:style-name="co9" table:default-cell-style-name="Default"/>
        <table:table-column table:style-name="co2" table:number-columns-repeated="15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Tamanho da População</text:p>
          </table:table-cell>
          <table:covered-table-cell table:number-columns-repeated="4" table:style-name="ce10"/>
          <table:table-cell table:number-columns-repeated="4"/>
          <table:table-cell table:style-name="ce6" office:value-type="string" table:number-columns-spanned="5" table:number-rows-spanned="1">
            <text:p>Tamanho da População</text:p>
          </table:table-cell>
          <table:covered-table-cell table:number-columns-repeated="4" table:style-name="ce10"/>
        </table:table-row>
        <table:table-row table:style-name="ro1">
          <table:table-cell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0">
            <text:p>200</text:p>
          </table:table-cell>
          <table:table-cell table:number-columns-repeated="4"/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0">
            <text:p>200</text:p>
          </table:table-cell>
        </table:table-row>
        <table:table-row table:style-name="ro1">
          <table:table-cell table:style-name="ce9" office:value-type="string">
            <text:p>Pontuação média</text:p>
          </table:table-cell>
          <table:table-cell table:style-name="ce9"/>
          <table:table-cell table:style-name="ce7" table:formula="of:=['Teste a)'.C21]" office:value-type="float" office:value="1662.6">
            <text:p>1662,6</text:p>
          </table:table-cell>
          <table:table-cell table:style-name="ce7" table:formula="of:=['Teste b)'.C21]" office:value-type="float" office:value="1066.7">
            <text:p>1066,7</text:p>
          </table:table-cell>
          <table:table-cell table:style-name="ce7" table:formula="of:=['Teste c)'.C21]" office:value-type="float" office:value="961.9">
            <text:p>961,9</text:p>
          </table:table-cell>
          <table:table-cell table:style-name="ce7" table:formula="of:=['Teste d)'.C21]" office:value-type="float" office:value="159.7">
            <text:p>159,7</text:p>
          </table:table-cell>
          <table:table-cell table:style-name="ce7" table:formula="of:=['Teste e) - 2'.C21]" office:value-type="float" office:value="158.4">
            <text:p>158,4</text:p>
          </table:table-cell>
          <table:table-cell table:number-columns-repeated="2"/>
          <table:table-cell table:style-name="ce11" office:value-type="string">
            <text:p>Pontuação Média Inicial</text:p>
          </table:table-cell>
          <table:table-cell table:style-name="ce9"/>
          <table:table-cell table:style-name="ce7" table:formula="of:=['Teste a)'.C22]" office:value-type="float" office:value="16374.8">
            <text:p>16374,8</text:p>
          </table:table-cell>
          <table:table-cell table:style-name="ce7" table:formula="of:=['Teste b)'.C22]" office:value-type="float" office:value="11369.3">
            <text:p>11369,3</text:p>
          </table:table-cell>
          <table:table-cell table:style-name="ce7" table:formula="of:=['Teste c)'.C22]" office:value-type="float" office:value="11075.1">
            <text:p>11075,1</text:p>
          </table:table-cell>
          <table:table-cell table:style-name="ce7" table:formula="of:=['Teste d)'.C22]" office:value-type="float" office:value="11373.3">
            <text:p>11373,3</text:p>
          </table:table-cell>
          <table:table-cell table:style-name="ce7" table:formula="of:=['Teste e) - 2'.C22]" office:value-type="float" office:value="11672.8">
            <text:p>11672,8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>
            <draw:frame table:end-cell-address="'Graficos Gerais'.H29" table:end-x="0.864cm" table:end-y="0.16cm" draw:z-index="0" draw:style-name="gr1" draw:text-style-name="P1" svg:width="16.812cm" svg:height="8.979cm" svg:x="0.669cm" svg:y="0.213cm">
              <draw:object draw:notify-on-update-of-ranges="'Graficos Gerais'.C4:'Graficos Gerais'.G4 'Graficos Gerais'.C5:'Graficos Gerais'.G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8"/>
          <table:table-cell>
            <draw:frame table:end-cell-address="'Graficos Gerais'.P29" table:end-x="1.854cm" table:end-y="0.439cm" draw:z-index="1" draw:style-name="gr1" draw:text-style-name="P1" svg:width="15.999cm" svg:height="8.999cm" svg:x="1.662cm" svg:y="0.021cm">
              <draw:object draw:notify-on-update-of-ranges="'Graficos Gerais'.L4:'Graficos Gerais'.P4 'Graficos Gerais'.L5:'Graficos Gerais'.P5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table:number-columns-spanned="5" table:number-rows-spanned="1">
            <text:p>Tamanho da População</text:p>
          </table:table-cell>
          <table:covered-table-cell table:number-columns-repeated="4" table:style-name="ce10"/>
          <table:table-cell table:number-columns-repeated="9"/>
        </table:table-row>
        <table:table-row table:style-name="ro1">
          <table:table-cell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0">
            <text:p>200</text:p>
          </table:table-cell>
          <table:table-cell table:number-columns-repeated="9"/>
        </table:table-row>
        <table:table-row table:style-name="ro1">
          <table:table-cell table:style-name="ce9" office:value-type="string" table:number-columns-spanned="2" table:number-rows-spanned="1">
            <text:p>Quantidade de Ind. Invalidos</text:p>
          </table:table-cell>
          <table:covered-table-cell table:style-name="ce9"/>
          <table:table-cell table:style-name="ce7" table:formula="of:=['Teste a)'.H21]" office:value-type="float" office:value="9">
            <text:p>9</text:p>
          </table:table-cell>
          <table:table-cell table:style-name="ce7" table:formula="of:=['Teste b)'.G21]" office:value-type="float" office:value="8">
            <text:p>8</text:p>
          </table:table-cell>
          <table:table-cell table:style-name="ce7" table:formula="of:=['Teste c)'.G21]" office:value-type="float" office:value="6">
            <text:p>6</text:p>
          </table:table-cell>
          <table:table-cell table:style-name="ce7" table:formula="of:=['Teste d)'.G21]" office:value-type="float" office:value="0">
            <text:p>0</text:p>
          </table:table-cell>
          <table:table-cell table:style-name="ce7" table:formula="of:=['Teste e) - 2'.G21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>
            <draw:frame table:end-cell-address="'Graficos Gerais'.H55" table:end-x="0.445cm" table:end-y="0.027cm" draw:z-index="2" draw:style-name="gr1" draw:text-style-name="P1" svg:width="16.003cm" svg:height="8.979cm" svg:x="1.059cm" svg:y="0.08cm">
              <draw:object draw:notify-on-update-of-ranges="'Graficos Gerais'.C32:'Graficos Gerais'.G32 'Graficos Gerais'.C33:'Graficos Gerais'.G33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9"/>
          <table:table-cell table:style-name="ce6" office:value-type="string" table:number-columns-spanned="5" table:number-rows-spanned="1">
            <text:p>Tamanho da População</text:p>
          </table:table-cell>
          <table:covered-table-cell table:number-columns-repeated="4" table:style-name="ce10"/>
          <table:table-cell/>
        </table:table-row>
        <table:table-row table:style-name="ro1">
          <table:table-cell table:number-columns-repeated="10"/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200">
            <text:p>200</text:p>
          </table:table-cell>
          <table:table-cell/>
        </table:table-row>
        <table:table-row table:style-name="ro1">
          <table:table-cell table:number-columns-repeated="8"/>
          <table:table-cell table:style-name="ce9" office:value-type="string" table:number-columns-spanned="2" table:number-rows-spanned="1">
            <text:p>Quantidade de Evoluções</text:p>
          </table:table-cell>
          <table:covered-table-cell table:style-name="ce9"/>
          <table:table-cell table:formula="of:=['Teste a)'.E23]" office:value-type="float" office:value="4">
            <text:p>4</text:p>
          </table:table-cell>
          <table:table-cell table:formula="of:=['Teste b)'.E23]" office:value-type="float" office:value="4.2">
            <text:p>4,2</text:p>
          </table:table-cell>
          <table:table-cell table:formula="of:=['Teste c)'.E23]" office:value-type="float" office:value="3.8">
            <text:p>3,8</text:p>
          </table:table-cell>
          <table:table-cell table:formula="of:=['Teste d)'.E23]" office:value-type="float" office:value="5.8">
            <text:p>5,8</text:p>
          </table:table-cell>
          <table:table-cell table:formula="of:=['Teste e) - 2'.E23]" office:value-type="float" office:value="4.6">
            <text:p>4,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'Graficos Gerais'.O59" table:end-x="2.035cm" table:end-y="0.346cm" draw:z-index="3" draw:style-name="gr1" draw:text-style-name="P1" svg:width="15.974cm" svg:height="8.979cm" svg:x="1.867cm" svg:y="0.4cm">
              <draw:object draw:notify-on-update-of-ranges="'Graficos Gerais'.K36:'Graficos Gerais'.O36 'Graficos Gerais'.K37:'Graficos Gerais'.O37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/11/2013</text:date>, <text:time>01:25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2:14:45.14</meta:creation-date>
    <dc:date>2013-11-25T01:25:07.11</dc:date>
    <meta:editing-duration>P1DT9H14M57S</meta:editing-duration>
    <meta:editing-cycles>347</meta:editing-cycles>
    <meta:generator>OpenOffice.org/3.4.1$Win32 OpenOffice.org_project/341m1$Build-9593</meta:generator>
    <meta:document-statistic meta:table-count="7" meta:cell-count="689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5.656cm" svg:y="0.315cm" chart:style-name="ch2">
          <text:p>Evolução da População</text:p>
        </chart:title>
        <chart:subtitle svg:x="4.723cm" svg:y="0.744cm" chart:style-name="ch3">
          <text:p>para uma população de 200 indivíduos</text:p>
        </chart:subtitle>
        <chart:legend chart:legend-position="end" svg:x="14.289cm" svg:y="1.82cm" style:legend-expansion="high" chart:style-name="ch4"/>
        <chart:plot-area chart:style-name="ch5" table:cell-range-address="'Teste e) - 2'.A8:'Teste e) - 2'.I17" chart:data-source-has-labels="column" svg:x="1.357cm" svg:y="1.457cm" svg:width="12.29cm" svg:height="6.335cm">
          <chartooo:coordinate-region svg:x="2.534cm" svg:y="1.669cm" svg:width="11.019cm" svg:height="5.45cm"/>
          <chart:axis chart:dimension="x" chart:name="primary-x" chart:style-name="ch6">
            <chart:title svg:x="6.307cm" svg:y="7.972cm" chart:style-name="ch7">
              <text:p>Solução Parcial</text:p>
            </chart:title>
          </chart:axis>
          <chart:axis chart:dimension="y" chart:name="primary-y" chart:style-name="ch6">
            <chart:title svg:x="0.45cm" svg:y="5.462cm" chart:style-name="ch8">
              <text:p>Pontuação</text:p>
            </chart:title>
            <chart:grid chart:style-name="ch9" chart:class="major"/>
          </chart:axis>
          <chart:series chart:style-name="ch10" chart:values-cell-range-address="'Teste e) - 2'.B8:'Teste e) - 2'.I8" chart:label-cell-address="'Teste e) - 2'.A8:'Teste e) - 2'.A8" chart:class="chart:line">
            <chart:data-point chart:repeated="8"/>
          </chart:series>
          <chart:series chart:style-name="ch11" chart:values-cell-range-address="'Teste e) - 2'.B9:'Teste e) - 2'.I9" chart:label-cell-address="'Teste e) - 2'.A9:'Teste e) - 2'.A9" chart:class="chart:line">
            <chart:data-point chart:repeated="8"/>
          </chart:series>
          <chart:series chart:style-name="ch12" chart:values-cell-range-address="'Teste e) - 2'.B10:'Teste e) - 2'.I10" chart:label-cell-address="'Teste e) - 2'.A10:'Teste e) - 2'.A10" chart:class="chart:line">
            <chart:data-point chart:repeated="8"/>
          </chart:series>
          <chart:series chart:style-name="ch13" chart:values-cell-range-address="'Teste e) - 2'.B11:'Teste e) - 2'.I11" chart:label-cell-address="'Teste e) - 2'.A11:'Teste e) - 2'.A11" chart:class="chart:line">
            <chart:data-point chart:repeated="8"/>
          </chart:series>
          <chart:series chart:style-name="ch14" chart:values-cell-range-address="'Teste e) - 2'.B12:'Teste e) - 2'.I12" chart:label-cell-address="'Teste e) - 2'.A12:'Teste e) - 2'.A12" chart:class="chart:line">
            <chart:data-point chart:repeated="8"/>
          </chart:series>
          <chart:series chart:style-name="ch15" chart:values-cell-range-address="'Teste e) - 2'.B13:'Teste e) - 2'.I13" chart:label-cell-address="'Teste e) - 2'.A13:'Teste e) - 2'.A13" chart:class="chart:line">
            <chart:data-point chart:repeated="8"/>
          </chart:series>
          <chart:series chart:style-name="ch16" chart:values-cell-range-address="'Teste e) - 2'.B14:'Teste e) - 2'.I14" chart:label-cell-address="'Teste e) - 2'.A14:'Teste e) - 2'.A14" chart:class="chart:line">
            <chart:data-point chart:repeated="8"/>
          </chart:series>
          <chart:series chart:style-name="ch17" chart:values-cell-range-address="'Teste e) - 2'.B15:'Teste e) - 2'.I15" chart:label-cell-address="'Teste e) - 2'.A15:'Teste e) - 2'.A15" chart:class="chart:line">
            <chart:data-point chart:repeated="8"/>
          </chart:series>
          <chart:series chart:style-name="ch18" chart:values-cell-range-address="'Teste e) - 2'.B16:'Teste e) - 2'.I16" chart:label-cell-address="'Teste e) - 2'.A16:'Teste e) - 2'.A16" chart:class="chart:line">
            <chart:data-point chart:repeated="8"/>
          </chart:series>
          <chart:series chart:style-name="ch19" chart:values-cell-range-address="'Teste e) - 2'.B17:'Teste e) - 2'.I17" chart:label-cell-address="'Teste e) - 2'.A17:'Teste e) - 2'.A17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e) - 2'.A8:'Teste e) - 2'.A8</svg:desc>
                </draw:g>
              </table:table-cell>
              <table:table-cell office:value-type="float" office:value="37178">
                <text:p>37178</text:p>
                <draw:g>
                  <svg:desc>'Teste e) - 2'.B8:'Teste e) - 2'.I8</svg:desc>
                </draw:g>
              </table:table-cell>
              <table:table-cell office:value-type="float" office:value="179">
                <text:p>179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58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</text:p>
                <draw:g>
                  <svg:desc>'Teste e) - 2'.A9:'Teste e) - 2'.A9</svg:desc>
                </draw:g>
              </table:table-cell>
              <table:table-cell office:value-type="float" office:value="169">
                <text:p>169</text:p>
                <draw:g>
                  <svg:desc>'Teste e) - 2'.B9:'Teste e) - 2'.I9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e) - 2'.A10:'Teste e) - 2'.A10</svg:desc>
                </draw:g>
              </table:table-cell>
              <table:table-cell office:value-type="float" office:value="23179">
                <text:p>23179</text:p>
                <draw:g>
                  <svg:desc>'Teste e) - 2'.B10:'Teste e) - 2'.I10</svg:desc>
                </draw:g>
              </table:table-cell>
              <table:table-cell office:value-type="float" office:value="6169">
                <text:p>6169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e) - 2'.A11:'Teste e) - 2'.A11</svg:desc>
                </draw:g>
              </table:table-cell>
              <table:table-cell office:value-type="float" office:value="3154">
                <text:p>3154</text:p>
                <draw:g>
                  <svg:desc>'Teste e) - 2'.B11:'Teste e) - 2'.I11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e) - 2'.A12:'Teste e) - 2'.A12</svg:desc>
                </draw:g>
              </table:table-cell>
              <table:table-cell office:value-type="float" office:value="7167">
                <text:p>7167</text:p>
                <draw:g>
                  <svg:desc>'Teste e) - 2'.B12:'Teste e) - 2'.I12</svg:desc>
                </draw:g>
              </table:table-cell>
              <table:table-cell office:value-type="float" office:value="4176">
                <text:p>4176</text:p>
              </table:table-cell>
              <table:table-cell office:value-type="float" office:value="165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61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e) - 2'.A13:'Teste e) - 2'.A13</svg:desc>
                </draw:g>
              </table:table-cell>
              <table:table-cell office:value-type="float" office:value="176">
                <text:p>176</text:p>
                <draw:g>
                  <svg:desc>'Teste e) - 2'.B13:'Teste e) - 2'.I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e) - 2'.A14:'Teste e) - 2'.A14</svg:desc>
                </draw:g>
              </table:table-cell>
              <table:table-cell office:value-type="float" office:value="12178">
                <text:p>12178</text:p>
                <draw:g>
                  <svg:desc>'Teste e) - 2'.B14:'Teste e) - 2'.I14</svg:desc>
                </draw:g>
              </table:table-cell>
              <table:table-cell office:value-type="float" office:value="3153">
                <text:p>3153</text:p>
              </table:table-cell>
              <table:table-cell office:value-type="float" office:value="168">
                <text:p>168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e) - 2'.A15:'Teste e) - 2'.A15</svg:desc>
                </draw:g>
              </table:table-cell>
              <table:table-cell office:value-type="float" office:value="4177">
                <text:p>4177</text:p>
                <draw:g>
                  <svg:desc>'Teste e) - 2'.B15:'Teste e) - 2'.I15</svg:desc>
                </draw:g>
              </table:table-cell>
              <table:table-cell office:value-type="float" office:value="165">
                <text:p>165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e) - 2'.A16:'Teste e) - 2'.A16</svg:desc>
                </draw:g>
              </table:table-cell>
              <table:table-cell office:value-type="float" office:value="16179">
                <text:p>16179</text:p>
                <draw:g>
                  <svg:desc>'Teste e) - 2'.B16:'Teste e) - 2'.I16</svg:desc>
                </draw:g>
              </table:table-cell>
              <table:table-cell office:value-type="float" office:value="4183">
                <text:p>4183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e) - 2'.A17:'Teste e) - 2'.A17</svg:desc>
                </draw:g>
              </table:table-cell>
              <table:table-cell office:value-type="float" office:value="13171">
                <text:p>13171</text:p>
                <draw:g>
                  <svg:desc>'Teste e) - 2'.B17:'Teste e) - 2'.I17</svg:desc>
                </draw:g>
              </table:table-cell>
              <table:table-cell office:value-type="float" office:value="2166">
                <text:p>2166</text:p>
              </table:table-cell>
              <table:table-cell office:value-type="float" office:value="178">
                <text:p>178</text:p>
              </table:table-cell>
              <table:table-cell office:value-type="float" office:value="175">
                <text:p>175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6" chart:maximum="16146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Evolução da População</text:p>
        </chart:title>
        <chart:subtitle svg:x="3.574cm" svg:y="0.93cm" chart:style-name="ch3">
          <text:p>curva média para uma população de 50 indivíduos</text:p>
        </chart:subtitle>
        <chart:legend chart:legend-position="end" svg:x="13.624cm" svg:y="4.188cm" style:legend-expansion="high" chart:style-name="ch4"/>
        <chart:plot-area chart:style-name="ch5" table:cell-range-address="'Teste c)'.A18:'Teste c)'.H18" chart:data-source-has-labels="column" svg:x="1.358cm" svg:y="1.402cm" svg:width="11.625cm" svg:height="6.409cm">
          <chartooo:coordinate-region svg:x="2.535cm" svg:y="1.614cm" svg:width="10.354cm" svg:height="5.524cm"/>
          <chart:axis chart:dimension="x" chart:name="primary-x" chart:style-name="ch6">
            <chart:title svg:x="5.975cm" svg:y="7.992cm" chart:style-name="ch7">
              <text:p>Solução Parcial</text:p>
            </chart:title>
          </chart:axis>
          <chart:axis chart:dimension="y" chart:name="primary-y" chart:style-name="ch8">
            <chart:title svg:x="0.451cm" svg:y="5.483cm" chart:style-name="ch9">
              <text:p>Pontualçao</text:p>
            </chart:title>
            <chart:grid chart:style-name="ch10" chart:class="major"/>
          </chart:axis>
          <chart:series chart:style-name="ch11" chart:values-cell-range-address="'Teste c)'.B18:'Teste c)'.H18" chart:label-cell-address="'Teste c)'.A18:'Teste c)'.A18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c)'.A18:'Teste c)'.A18</svg:desc>
                </draw:g>
              </table:table-cell>
              <table:table-cell office:value-type="float" office:value="11075.1">
                <text:p>11075.1</text:p>
                <draw:g>
                  <svg:desc>'Teste c)'.B18:'Teste c)'.H18</svg:desc>
                </draw:g>
              </table:table-cell>
              <table:table-cell office:value-type="float" office:value="2665.3">
                <text:p>2665.3</text:p>
              </table:table-cell>
              <table:table-cell office:value-type="float" office:value="2153.42857142857">
                <text:p>2153.42857142857</text:p>
              </table:table-cell>
              <table:table-cell office:value-type="float" office:value="2162.75">
                <text:p>2162.75</text:p>
              </table:table-cell>
              <table:table-cell office:value-type="float" office:value="1902">
                <text:p>1902</text:p>
              </table:table-cell>
              <table:table-cell office:value-type="float" office:value="1149">
                <text:p>1149</text:p>
              </table:table-cell>
              <table:table-cell office:value-type="float" office:value="1172">
                <text:p>11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6" chart:maximum="16374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9.698cm" xlink:href=".." xlink:type="simple" chart:class="chart:line" chart:style-name="ch1">
        <chart:title svg:x="5.645cm" svg:y="0.329cm" chart:style-name="ch2">
          <text:p>Evolução da População</text:p>
        </chart:title>
        <chart:subtitle svg:x="3.754cm" svg:y="0.887cm" chart:style-name="ch3">
          <text:p>curva média para uma população de 5 indivíduos</text:p>
        </chart:subtitle>
        <chart:legend chart:legend-position="end" svg:x="13.605cm" svg:y="4.537cm" style:legend-expansion="high" chart:style-name="ch4"/>
        <chart:plot-area chart:style-name="ch5" table:cell-range-address="'Teste a)'.A18:'Teste a)'.G18" chart:data-source-has-labels="column" svg:x="1.352cm" svg:y="1.842cm" svg:width="11.615cm" svg:height="6.518cm">
          <chartooo:coordinate-region svg:x="2.529cm" svg:y="1.974cm" svg:width="10.344cm" svg:height="5.713cm"/>
          <chart:axis chart:dimension="x" chart:name="primary-x" chart:style-name="ch6">
            <chart:title svg:x="5.964cm" svg:y="8.554cm" chart:style-name="ch7">
              <text:p>Solução Parcial</text:p>
            </chart:title>
          </chart:axis>
          <chart:axis chart:dimension="y" chart:name="primary-y" chart:style-name="ch8">
            <chart:title svg:x="0.446cm" svg:y="5.939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a)'.B18:'Teste a)'.G18" chart:label-cell-address="'Teste a)'.A18:'Teste a)'.A1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a)'.A18:'Teste a)'.A18</svg:desc>
                </draw:g>
              </table:table-cell>
              <table:table-cell office:value-type="float" office:value="16374.8">
                <text:p>16374.8</text:p>
                <draw:g>
                  <svg:desc>'Teste a)'.B18:'Teste a)'.G18</svg:desc>
                </draw:g>
              </table:table-cell>
              <table:table-cell office:value-type="float" office:value="5770.3">
                <text:p>5770.3</text:p>
              </table:table-cell>
              <table:table-cell office:value-type="float" office:value="2836.77777777778">
                <text:p>2836.77777777778</text:p>
              </table:table-cell>
              <table:table-cell office:value-type="float" office:value="2451.71428571429">
                <text:p>2451.71428571429</text:p>
              </table:table-cell>
              <table:table-cell office:value-type="float" office:value="1497.33333333333">
                <text:p>1497.33333333333</text:p>
              </table:table-cell>
              <table:table-cell office:value-type="float" office:value="2161">
                <text:p>21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6" chart:maximum="161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8cm" xlink:href=".." xlink:type="simple" chart:class="chart:line" chart:style-name="ch1">
        <chart:title svg:x="5.657cm" svg:y="0.315cm" chart:style-name="ch2">
          <text:p>Evolução da População</text:p>
        </chart:title>
        <chart:subtitle svg:x="3.554cm" svg:y="0.823cm" chart:style-name="ch3">
          <text:p>curva média para uma população de 100 indivíduos</text:p>
        </chart:subtitle>
        <chart:legend chart:legend-position="end" svg:x="13.628cm" svg:y="4.178cm" style:legend-expansion="high" chart:style-name="ch4"/>
        <chart:plot-area chart:style-name="ch5" table:cell-range-address="'Teste d)'.A18:'Teste d)'.I18" chart:data-source-has-labels="column" svg:x="1.358cm" svg:y="2.314cm" svg:width="11.63cm" svg:height="5.479cm">
          <chartooo:coordinate-region svg:x="2.535cm" svg:y="2.526cm" svg:width="10.359cm" svg:height="4.594cm"/>
          <chart:axis chart:dimension="x" chart:name="primary-x" chart:style-name="ch6">
            <chart:title svg:x="5.978cm" svg:y="7.973cm" chart:style-name="ch7">
              <text:p>Solução Parcial</text:p>
            </chart:title>
          </chart:axis>
          <chart:axis chart:dimension="y" chart:name="primary-y" chart:style-name="ch8">
            <chart:title svg:x="0.451cm" svg:y="5.891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d)'.B18:'Teste d)'.I18" chart:label-cell-address="'Teste d)'.A18:'Teste d)'.A1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d)'.A18:'Teste d)'.A18</svg:desc>
                </draw:g>
              </table:table-cell>
              <table:table-cell office:value-type="float" office:value="11373.3">
                <text:p>11373.3</text:p>
                <draw:g>
                  <svg:desc>'Teste d)'.B18:'Teste d)'.I18</svg:desc>
                </draw:g>
              </table:table-cell>
              <table:table-cell office:value-type="float" office:value="3572.6">
                <text:p>3572.6</text:p>
              </table:table-cell>
              <table:table-cell office:value-type="float" office:value="2058.55555555556">
                <text:p>2058.55555555556</text:p>
              </table:table-cell>
              <table:table-cell office:value-type="float" office:value="1165.55555555556">
                <text:p>1165.55555555556</text:p>
              </table:table-cell>
              <table:table-cell office:value-type="float" office:value="450.714285714286">
                <text:p>450.714285714286</text:p>
              </table:table-cell>
              <table:table-cell office:value-type="float" office:value="161.166666666667">
                <text:p>161.166666666667</text:p>
              </table:table-cell>
              <table:table-cell office:value-type="float" office:value="157.2">
                <text:p>157.2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6" chart:maximum="161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4.188cm" style:legend-expansion="high" chart:style-name="ch2"/>
        <chart:plot-area chart:style-name="ch3" table:cell-range-address="'Teste e)'.A18:'Teste e)'.E18" chart:data-source-has-labels="column" svg:x="0.77cm" svg:y="0.855cm" svg:width="12.214cm" svg:height="7.545cm">
          <chartooo:coordinate-region svg:x="1.947cm" svg:y="1.067cm" svg:width="10.94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e e)'.B18:'Teste e)'.E18" chart:label-cell-address="'Teste e)'.A18:'Teste e)'.A1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e)'.A18:'Teste e)'.A18</svg:desc>
                </draw:g>
              </table:table-cell>
              <table:table-cell office:value-type="float" office:value="11477.9">
                <text:p>11477.9</text:p>
                <draw:g>
                  <svg:desc>'Teste e)'.B18:'Teste e)'.E18</svg:desc>
                </draw:g>
              </table:table-cell>
              <table:table-cell office:value-type="float" office:value="5546.875">
                <text:p>5546.875</text:p>
              </table:table-cell>
              <table:table-cell office:value-type="float" office:value="3491.66666666667">
                <text:p>3491.66666666667</text:p>
              </table:table-cell>
              <table:table-cell office:value-type="float" office:value="2167.33333333333">
                <text:p>2167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6" chart:maximum="161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5.656cm" svg:y="0.315cm" chart:style-name="ch2">
          <text:p>Evolução da População</text:p>
        </chart:title>
        <chart:subtitle svg:x="3.553cm" svg:y="0.77cm" chart:style-name="ch3">
          <text:p>curva média para uma população de 200 indivíduos</text:p>
        </chart:subtitle>
        <chart:legend chart:legend-position="end" svg:x="13.627cm" svg:y="4.178cm" style:legend-expansion="high" chart:style-name="ch4"/>
        <chart:plot-area chart:style-name="ch5" table:cell-range-address="'Teste e) - 2'.A18:'Teste e) - 2'.I18" chart:data-source-has-labels="column" svg:x="1.357cm" svg:y="1.377cm" svg:width="11.627cm" svg:height="6.413cm">
          <chartooo:coordinate-region svg:x="2.534cm" svg:y="1.589cm" svg:width="10.356cm" svg:height="5.528cm"/>
          <chart:axis chart:dimension="x" chart:name="primary-x" chart:style-name="ch6">
            <chart:title svg:x="5.975cm" svg:y="7.97cm" chart:style-name="ch7">
              <text:p>Solução Parcial</text:p>
            </chart:title>
          </chart:axis>
          <chart:axis chart:dimension="y" chart:name="primary-y" chart:style-name="ch8">
            <chart:title svg:x="0.45cm" svg:y="5.421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e) - 2'.B18:'Teste e) - 2'.I18" chart:label-cell-address="'Teste e) - 2'.A18:'Teste e) - 2'.A1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e) - 2'.A18:'Teste e) - 2'.A18</svg:desc>
                </draw:g>
              </table:table-cell>
              <table:table-cell office:value-type="float" office:value="11672.8">
                <text:p>11672.8</text:p>
                <draw:g>
                  <svg:desc>'Teste e) - 2'.B18:'Teste e) - 2'.I18</svg:desc>
                </draw:g>
              </table:table-cell>
              <table:table-cell office:value-type="float" office:value="2069.7">
                <text:p>2069.7</text:p>
              </table:table-cell>
              <table:table-cell office:value-type="float" office:value="165.6">
                <text:p>165.6</text:p>
              </table:table-cell>
              <table:table-cell office:value-type="float" office:value="163.777777777778">
                <text:p>163.777777777778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158.5">
                <text:p>158.5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bar" chart:column-mapping="0 0" chart:style-name="ch1">
        <chart:legend chart:legend-position="end" svg:x="13.235cm" svg:y="3.929cm" style:legend-expansion="high" chart:style-name="ch2"/>
        <chart:plot-area chart:style-name="ch3" table:cell-range-address="'Teste a)'.P8:'Teste a)'.P17" svg:x="0.769cm" svg:y="0.855cm" svg:width="11.828cm" svg:height="7.552cm">
          <chartooo:coordinate-region svg:x="1.761cm" svg:y="1.067cm" svg:width="10.836cm" svg:height="6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e a)'.P8:'Teste a)'.P17" chart:class="chart:bar">
            <chart:data-point chart:repeated="10"/>
          </chart:series>
          <chart:series chart:style-name="ch8" chart:values-cell-range-address="'Teste a)'.P8:'Teste a)'.P1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Coluna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4">
                <text:p>2154</text:p>
                <draw:g>
                  <svg:desc>'Teste a)'.P8:'Teste a)'.P17</svg:desc>
                </draw:g>
              </table:table-cell>
              <table:table-cell office:value-type="float" office:value="2154">
                <text:p>2154</text:p>
                <draw:g>
                  <svg:desc>'Teste a)'.P8:'Teste a)'.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56">
                <text:p>215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8">
                <text:p>2168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1">
                <text:p>216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4">
                <text:p>117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6">
                <text:p>215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1">
                <text:p>216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9">
                <text:p>1159</text:p>
              </table:table-cell>
              <table:table-cell office:value-type="float" office:value="1159">
                <text:p>11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8cm" xlink:href=".." xlink:type="simple" chart:class="chart:line" chart:style-name="ch1">
        <chart:title svg:x="3.408cm" svg:y="0.315cm" chart:style-name="ch2">
          <text:p>Soluções Inválidas por Tamanho da População</text:p>
        </chart:title>
        <chart:legend chart:legend-position="end" svg:x="13.364cm" svg:y="4.178cm" style:legend-expansion="high" chart:style-name="ch3"/>
        <chart:plot-area chart:style-name="ch4" table:cell-range-address="'Graficos Gerais'.C32:'Graficos Gerais'.G33" chart:data-source-has-labels="row" svg:x="1.358cm" svg:y="1.631cm" svg:width="11.366cm" svg:height="6.162cm">
          <chartooo:coordinate-region svg:x="1.979cm" svg:y="1.843cm" svg:width="10.465cm" svg:height="5.277cm"/>
          <chart:axis chart:dimension="x" chart:name="primary-x" chart:style-name="ch5" chartooo:axis-type="auto">
            <chartooo:date-scale/>
            <chart:title svg:x="4.351cm" svg:y="7.973cm" chart:style-name="ch6">
              <text:p>Tamanho da População (Indivíduos)</text:p>
            </chart:title>
            <chart:categories table:cell-range-address="'Graficos Gerais'.C32:'Graficos Gerais'.G32"/>
          </chart:axis>
          <chart:axis chart:dimension="y" chart:name="primary-y" chart:style-name="ch5">
            <chart:title svg:x="0.451cm" svg:y="6.145cm" chart:style-name="ch7">
              <text:p>Soluções Inválidas</text:p>
            </chart:title>
            <chart:grid chart:style-name="ch8" chart:class="major"/>
          </chart:axis>
          <chart:series chart:style-name="ch9" chart:values-cell-range-address="'Graficos Gerais'.C33:'Graficos Gerais'.G3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aficos Gerais'.C32:'Graficos Gerais'.G3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33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Graficos Gerais'.C33:'Graficos Gerais'.G3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line" chart:style-name="ch1">
        <chart:title svg:x="0.963cm" svg:y="0.554cm" chart:style-name="ch2">
          <text:p>Quantidade de Soluções Parciais por Tamanho da População</text:p>
        </chart:title>
        <chart:plot-area chart:style-name="ch3" table:cell-range-address="'Graficos Gerais'.K36:'Graficos Gerais'.O37" chart:data-source-has-labels="row" svg:x="1.357cm" svg:y="1.631cm" svg:width="11.34cm" svg:height="6.162cm">
          <chartooo:coordinate-region svg:x="1.793cm" svg:y="1.843cm" svg:width="10.624cm" svg:height="5.277cm"/>
          <chart:axis chart:dimension="x" chart:name="primary-x" chart:style-name="ch4" chartooo:axis-type="auto">
            <chartooo:date-scale/>
            <chart:title svg:x="4.337cm" svg:y="7.973cm" chart:style-name="ch5">
              <text:p>Tamanho da População (Indivíduos)</text:p>
            </chart:title>
            <chart:categories table:cell-range-address="'Graficos Gerais'.K36:'Graficos Gerais'.O36"/>
          </chart:axis>
          <chart:axis chart:dimension="y" chart:name="primary-y" chart:style-name="ch4">
            <chart:title svg:x="0.451cm" svg:y="5.907cm" chart:style-name="ch6">
              <text:p>Solução Parcial</text:p>
            </chart:title>
            <chart:grid chart:style-name="ch7" chart:class="major"/>
          </chart:axis>
          <chart:series chart:style-name="ch8" chart:values-cell-range-address="'Graficos Gerais'.K37:'Graficos Gerais'.O3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aficos Gerais'.K36:'Graficos Gerais'.O3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37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Graficos Gerais'.K37:'Graficos Gerais'.O37</svg:desc>
                </draw:g>
              </table:table-cell>
              <table:table-cell office:value-type="float" office:value="4.2">
                <text:p>4.2</text:p>
              </table:table-cell>
              <table:table-cell office:value-type="float" office:value="3.8">
                <text:p>3.8</text:p>
              </table:table-cell>
              <table:table-cell office:value-type="float" office:value="5.8">
                <text:p>5.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89cm" svg:y="1.82cm" style:legend-expansion="high" chart:style-name="ch2"/>
        <chart:plot-area chart:style-name="ch3" table:cell-range-address="'Teste e)'.A8:'Teste e)'.E17" chart:data-source-has-labels="column" svg:x="0.77cm" svg:y="0.851cm" svg:width="12.879cm" svg:height="7.53cm">
          <chartooo:coordinate-region svg:x="1.947cm" svg:y="1.063cm" svg:width="11.608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e e)'.B8:'Teste e)'.E8" chart:label-cell-address="'Teste e)'.A8:'Teste e)'.A8" chart:class="chart:line">
            <chart:data-point chart:repeated="4"/>
          </chart:series>
          <chart:series chart:style-name="ch7" chart:values-cell-range-address="'Teste e)'.B9:'Teste e)'.E9" chart:label-cell-address="'Teste e)'.A9:'Teste e)'.A9" chart:class="chart:line">
            <chart:data-point chart:repeated="4"/>
          </chart:series>
          <chart:series chart:style-name="ch8" chart:values-cell-range-address="'Teste e)'.B10:'Teste e)'.E10" chart:label-cell-address="'Teste e)'.A10:'Teste e)'.A10" chart:class="chart:line">
            <chart:data-point chart:repeated="4"/>
          </chart:series>
          <chart:series chart:style-name="ch9" chart:values-cell-range-address="'Teste e)'.B11:'Teste e)'.E11" chart:label-cell-address="'Teste e)'.A11:'Teste e)'.A11" chart:class="chart:line">
            <chart:data-point chart:repeated="4"/>
          </chart:series>
          <chart:series chart:style-name="ch10" chart:values-cell-range-address="'Teste e)'.B12:'Teste e)'.E12" chart:label-cell-address="'Teste e)'.A12:'Teste e)'.A12" chart:class="chart:line">
            <chart:data-point chart:repeated="4"/>
          </chart:series>
          <chart:series chart:style-name="ch11" chart:values-cell-range-address="'Teste e)'.B13:'Teste e)'.E13" chart:label-cell-address="'Teste e)'.A13:'Teste e)'.A13" chart:class="chart:line">
            <chart:data-point chart:repeated="4"/>
          </chart:series>
          <chart:series chart:style-name="ch12" chart:values-cell-range-address="'Teste e)'.B14:'Teste e)'.E14" chart:label-cell-address="'Teste e)'.A14:'Teste e)'.A14" chart:class="chart:line">
            <chart:data-point chart:repeated="4"/>
          </chart:series>
          <chart:series chart:style-name="ch13" chart:values-cell-range-address="'Teste e)'.B15:'Teste e)'.E15" chart:label-cell-address="'Teste e)'.A15:'Teste e)'.A15" chart:class="chart:line">
            <chart:data-point chart:repeated="4"/>
          </chart:series>
          <chart:series chart:style-name="ch14" chart:values-cell-range-address="'Teste e)'.B16:'Teste e)'.E16" chart:label-cell-address="'Teste e)'.A16:'Teste e)'.A16" chart:class="chart:line">
            <chart:data-point chart:repeated="4"/>
          </chart:series>
          <chart:series chart:style-name="ch15" chart:values-cell-range-address="'Teste e)'.B17:'Teste e)'.E17" chart:label-cell-address="'Teste e)'.A17:'Teste e)'.A17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e)'.A8:'Teste e)'.A8</svg:desc>
                </draw:g>
              </table:table-cell>
              <table:table-cell office:value-type="float" office:value="9172">
                <text:p>9172</text:p>
                <draw:g>
                  <svg:desc>'Teste e)'.B8:'Teste e)'.E8</svg:desc>
                </draw:g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e)'.A9:'Teste e)'.A9</svg:desc>
                </draw:g>
              </table:table-cell>
              <table:table-cell office:value-type="float" office:value="22178">
                <text:p>22178</text:p>
                <draw:g>
                  <svg:desc>'Teste e)'.B9:'Teste e)'.E9</svg:desc>
                </draw:g>
              </table:table-cell>
              <table:table-cell office:value-type="float" office:value="21178">
                <text:p>21178</text:p>
              </table:table-cell>
              <table:table-cell office:value-type="float" office:value="175">
                <text:p>17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  <draw:g>
                  <svg:desc>'Teste e)'.A10:'Teste e)'.A10</svg:desc>
                </draw:g>
              </table:table-cell>
              <table:table-cell office:value-type="float" office:value="10177">
                <text:p>10177</text:p>
                <draw:g>
                  <svg:desc>'Teste e)'.B10:'Teste e)'.E10</svg:desc>
                </draw:g>
              </table:table-cell>
              <table:table-cell office:value-type="float" office:value="8171">
                <text:p>8171</text:p>
              </table:table-cell>
              <table:table-cell office:value-type="float" office:value="5149">
                <text:p>5149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4</text:p>
                <draw:g>
                  <svg:desc>'Teste e)'.A11:'Teste e)'.A11</svg:desc>
                </draw:g>
              </table:table-cell>
              <table:table-cell office:value-type="float" office:value="3171">
                <text:p>3171</text:p>
                <draw:g>
                  <svg:desc>'Teste e)'.B11:'Teste e)'.E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e)'.A12:'Teste e)'.A12</svg:desc>
                </draw:g>
              </table:table-cell>
              <table:table-cell office:value-type="float" office:value="8177">
                <text:p>8177</text:p>
                <draw:g>
                  <svg:desc>'Teste e)'.B12:'Teste e)'.E12</svg:desc>
                </draw:g>
              </table:table-cell>
              <table:table-cell office:value-type="float" office:value="3163">
                <text:p>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e)'.A13:'Teste e)'.A13</svg:desc>
                </draw:g>
              </table:table-cell>
              <table:table-cell office:value-type="float" office:value="19185">
                <text:p>19185</text:p>
                <draw:g>
                  <svg:desc>'Teste e)'.B13:'Teste e)'.E13</svg:desc>
                </draw:g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e)'.A14:'Teste e)'.A14</svg:desc>
                </draw:g>
              </table:table-cell>
              <table:table-cell office:value-type="float" office:value="6182">
                <text:p>6182</text:p>
                <draw:g>
                  <svg:desc>'Teste e)'.B14:'Teste e)'.E14</svg:desc>
                </draw:g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e)'.A15:'Teste e)'.A15</svg:desc>
                </draw:g>
              </table:table-cell>
              <table:table-cell office:value-type="float" office:value="2176">
                <text:p>2176</text:p>
                <draw:g>
                  <svg:desc>'Teste e)'.B15:'Teste e)'.E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e)'.A16:'Teste e)'.A16</svg:desc>
                </draw:g>
              </table:table-cell>
              <table:table-cell office:value-type="float" office:value="16179">
                <text:p>16179</text:p>
                <draw:g>
                  <svg:desc>'Teste e)'.B16:'Teste e)'.E16</svg:desc>
                </draw:g>
              </table:table-cell>
              <table:table-cell office:value-type="float" office:value="3173">
                <text:p>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e)'.A17:'Teste e)'.A17</svg:desc>
                </draw:g>
              </table:table-cell>
              <table:table-cell office:value-type="float" office:value="18182">
                <text:p>18182</text:p>
                <draw:g>
                  <svg:desc>'Teste e)'.B17:'Teste e)'.E17</svg:desc>
                </draw:g>
              </table:table-cell>
              <table:table-cell office:value-type="float" office:value="5174">
                <text:p>5174</text:p>
              </table:table-cell>
              <table:table-cell office:value-type="float" office:value="5151">
                <text:p>5151</text:p>
              </table:table-cell>
              <table:table-cell office:value-type="float" office:value="3172">
                <text:p>3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8.98cm" xlink:href=".." xlink:type="simple" chart:class="chart:line" chart:style-name="ch1">
        <chart:title svg:x="5.657cm" svg:y="0.315cm" chart:style-name="ch2">
          <text:p>Evolução da População</text:p>
        </chart:title>
        <chart:subtitle svg:x="4.696cm" svg:y="0.744cm" chart:style-name="ch3">
          <text:p>para uma população de 100 indivíduos</text:p>
        </chart:subtitle>
        <chart:legend chart:legend-position="end" svg:x="14.29cm" svg:y="1.82cm" style:legend-expansion="high" chart:style-name="ch4"/>
        <chart:plot-area chart:style-name="ch5" table:cell-range-address="'Teste d)'.A8:'Teste d)'.I17" chart:data-source-has-labels="column" svg:x="1.358cm" svg:y="1.563cm" svg:width="12.291cm" svg:height="6.229cm">
          <chartooo:coordinate-region svg:x="2.535cm" svg:y="1.775cm" svg:width="11.02cm" svg:height="5.344cm"/>
          <chart:axis chart:dimension="x" chart:name="primary-x" chart:style-name="ch6">
            <chart:title svg:x="6.308cm" svg:y="7.972cm" chart:style-name="ch7">
              <text:p>Solução Parcial</text:p>
            </chart:title>
          </chart:axis>
          <chart:axis chart:dimension="y" chart:name="primary-y" chart:style-name="ch6">
            <chart:title svg:x="0.451cm" svg:y="5.515cm" chart:style-name="ch8">
              <text:p>Pontuação</text:p>
            </chart:title>
            <chart:grid chart:style-name="ch9" chart:class="major"/>
          </chart:axis>
          <chart:series chart:style-name="ch10" chart:values-cell-range-address="'Teste d)'.B8:'Teste d)'.I8" chart:label-cell-address="'Teste d)'.A8:'Teste d)'.A8" chart:class="chart:line">
            <chart:data-point chart:repeated="8"/>
          </chart:series>
          <chart:series chart:style-name="ch11" chart:values-cell-range-address="'Teste d)'.B9:'Teste d)'.I9" chart:label-cell-address="'Teste d)'.A9:'Teste d)'.A9" chart:class="chart:line">
            <chart:data-point chart:repeated="8"/>
          </chart:series>
          <chart:series chart:style-name="ch12" chart:values-cell-range-address="'Teste d)'.B10:'Teste d)'.I10" chart:label-cell-address="'Teste d)'.A10:'Teste d)'.A10" chart:class="chart:line">
            <chart:data-point chart:repeated="8"/>
          </chart:series>
          <chart:series chart:style-name="ch13" chart:values-cell-range-address="'Teste d)'.B11:'Teste d)'.I11" chart:label-cell-address="'Teste d)'.A11:'Teste d)'.A11" chart:class="chart:line">
            <chart:data-point chart:repeated="8"/>
          </chart:series>
          <chart:series chart:style-name="ch14" chart:values-cell-range-address="'Teste d)'.B12:'Teste d)'.I12" chart:label-cell-address="'Teste d)'.A12:'Teste d)'.A12" chart:class="chart:line">
            <chart:data-point chart:repeated="8"/>
          </chart:series>
          <chart:series chart:style-name="ch15" chart:values-cell-range-address="'Teste d)'.B13:'Teste d)'.I13" chart:label-cell-address="'Teste d)'.A13:'Teste d)'.A13" chart:class="chart:line">
            <chart:data-point chart:repeated="8"/>
          </chart:series>
          <chart:series chart:style-name="ch16" chart:values-cell-range-address="'Teste d)'.B14:'Teste d)'.I14" chart:label-cell-address="'Teste d)'.A14:'Teste d)'.A14" chart:class="chart:line">
            <chart:data-point chart:repeated="8"/>
          </chart:series>
          <chart:series chart:style-name="ch17" chart:values-cell-range-address="'Teste d)'.B15:'Teste d)'.I15" chart:label-cell-address="'Teste d)'.A15:'Teste d)'.A15" chart:class="chart:line">
            <chart:data-point chart:repeated="8"/>
          </chart:series>
          <chart:series chart:style-name="ch18" chart:values-cell-range-address="'Teste d)'.B16:'Teste d)'.I16" chart:label-cell-address="'Teste d)'.A16:'Teste d)'.A16" chart:class="chart:line">
            <chart:data-point chart:repeated="8"/>
          </chart:series>
          <chart:series chart:style-name="ch19" chart:values-cell-range-address="'Teste d)'.B17:'Teste d)'.I17" chart:label-cell-address="'Teste d)'.A17:'Teste d)'.A17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d)'.A8:'Teste d)'.A8</svg:desc>
                </draw:g>
              </table:table-cell>
              <table:table-cell office:value-type="float" office:value="2163">
                <text:p>2163</text:p>
                <draw:g>
                  <svg:desc>'Teste d)'.B8:'Teste d)'.I8</svg:desc>
                </draw:g>
              </table:table-cell>
              <table:table-cell office:value-type="float" office:value="174">
                <text:p>174</text:p>
              </table:table-cell>
              <table:table-cell office:value-type="float" office:value="167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d)'.A9:'Teste d)'.A9</svg:desc>
                </draw:g>
              </table:table-cell>
              <table:table-cell office:value-type="float" office:value="14183">
                <text:p>14183</text:p>
                <draw:g>
                  <svg:desc>'Teste d)'.B9:'Teste d)'.I9</svg:desc>
                </draw:g>
              </table:table-cell>
              <table:table-cell office:value-type="float" office:value="4177">
                <text:p>4177</text:p>
              </table:table-cell>
              <table:table-cell office:value-type="float" office:value="3170">
                <text:p>3170</text:p>
              </table:table-cell>
              <table:table-cell office:value-type="float" office:value="1174">
                <text:p>1174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d)'.A10:'Teste d)'.A10</svg:desc>
                </draw:g>
              </table:table-cell>
              <table:table-cell office:value-type="float" office:value="13178">
                <text:p>13178</text:p>
                <draw:g>
                  <svg:desc>'Teste d)'.B10:'Teste d)'.I10</svg:desc>
                </draw:g>
              </table:table-cell>
              <table:table-cell office:value-type="float" office:value="4179">
                <text:p>4179</text:p>
              </table:table-cell>
              <table:table-cell office:value-type="float" office:value="179">
                <text:p>179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d)'.A11:'Teste d)'.A11</svg:desc>
                </draw:g>
              </table:table-cell>
              <table:table-cell office:value-type="float" office:value="2157">
                <text:p>2157</text:p>
                <draw:g>
                  <svg:desc>'Teste d)'.B11:'Teste d)'.I11</svg:desc>
                </draw:g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d)'.A12:'Teste d)'.A12</svg:desc>
                </draw:g>
              </table:table-cell>
              <table:table-cell office:value-type="float" office:value="6180">
                <text:p>6180</text:p>
                <draw:g>
                  <svg:desc>'Teste d)'.B12:'Teste d)'.I12</svg:desc>
                </draw:g>
              </table:table-cell>
              <table:table-cell office:value-type="float" office:value="2168">
                <text:p>2168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d)'.A13:'Teste d)'.A13</svg:desc>
                </draw:g>
              </table:table-cell>
              <table:table-cell office:value-type="float" office:value="11183">
                <text:p>11183</text:p>
                <draw:g>
                  <svg:desc>'Teste d)'.B13:'Teste d)'.I13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  <table:table-cell office:value-type="float" office:value="167">
                <text:p>167</text:p>
              </table:table-cell>
              <table:table-cell office:value-type="float" office:value="159">
                <text:p>159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d)'.A14:'Teste d)'.A14</svg:desc>
                </draw:g>
              </table:table-cell>
              <table:table-cell office:value-type="float" office:value="21178">
                <text:p>21178</text:p>
                <draw:g>
                  <svg:desc>'Teste d)'.B14:'Teste d)'.I14</svg:desc>
                </draw:g>
              </table:table-cell>
              <table:table-cell office:value-type="float" office:value="7156">
                <text:p>7156</text:p>
              </table:table-cell>
              <table:table-cell office:value-type="float" office:value="1160">
                <text:p>1160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d)'.A15:'Teste d)'.A15</svg:desc>
                </draw:g>
              </table:table-cell>
              <table:table-cell office:value-type="float" office:value="20178">
                <text:p>20178</text:p>
                <draw:g>
                  <svg:desc>'Teste d)'.B15:'Teste d)'.I15</svg:desc>
                </draw:g>
              </table:table-cell>
              <table:table-cell office:value-type="float" office:value="8177">
                <text:p>8177</text:p>
              </table:table-cell>
              <table:table-cell office:value-type="float" office:value="4169">
                <text:p>4169</text:p>
              </table:table-cell>
              <table:table-cell office:value-type="float" office:value="4161">
                <text:p>4161</text:p>
              </table:table-cell>
              <table:table-cell office:value-type="float" office:value="2171">
                <text:p>2171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</text:p>
                <draw:g>
                  <svg:desc>'Teste d)'.A16:'Teste d)'.A16</svg:desc>
                </draw:g>
              </table:table-cell>
              <table:table-cell office:value-type="float" office:value="3154">
                <text:p>3154</text:p>
                <draw:g>
                  <svg:desc>'Teste d)'.B16:'Teste d)'.I16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59">
                <text:p>159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d)'.A17:'Teste d)'.A17</svg:desc>
                </draw:g>
              </table:table-cell>
              <table:table-cell office:value-type="float" office:value="20179">
                <text:p>20179</text:p>
                <draw:g>
                  <svg:desc>'Teste d)'.B17:'Teste d)'.I17</svg:desc>
                </draw:g>
              </table:table-cell>
              <table:table-cell office:value-type="float" office:value="9182">
                <text:p>9182</text:p>
              </table:table-cell>
              <table:table-cell office:value-type="float" office:value="9173">
                <text:p>9173</text:p>
              </table:table-cell>
              <table:table-cell office:value-type="float" office:value="4167">
                <text:p>4167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2" chart:maximum="4218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76cm" svg:height="8.981cm" xlink:href=".." xlink:type="simple" chart:class="chart:line" chart:style-name="ch1">
        <chart:title svg:x="5.643cm" svg:y="0.315cm" chart:style-name="ch2">
          <text:p>Evolução da População</text:p>
        </chart:title>
        <chart:subtitle svg:x="4.619cm" svg:y="0.902cm" chart:style-name="ch3">
          <text:p>para uma população de 50 indivíduos</text:p>
        </chart:subtitle>
        <chart:legend chart:legend-position="end" svg:x="14.262cm" svg:y="1.82cm" style:legend-expansion="high" chart:style-name="ch4"/>
        <chart:plot-area chart:style-name="ch5" table:cell-range-address="'Teste c)'.A8:'Teste c)'.G17" chart:data-source-has-labels="column" svg:x="1.356cm" svg:y="1.774cm" svg:width="12.266cm" svg:height="6.018cm">
          <chartooo:coordinate-region svg:x="2.533cm" svg:y="1.774cm" svg:width="10.995cm" svg:height="5.345cm"/>
          <chart:axis chart:dimension="x" chart:name="primary-x" chart:style-name="ch6">
            <chart:title svg:x="6.294cm" svg:y="7.972cm" chart:style-name="ch7">
              <text:p>Solução Parcial</text:p>
            </chart:title>
          </chart:axis>
          <chart:axis chart:dimension="y" chart:name="primary-y" chart:style-name="ch8">
            <chart:title svg:x="0.45cm" svg:y="5.621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c)'.B8:'Teste c)'.G8" chart:label-cell-address="'Teste c)'.A8:'Teste c)'.A8" chart:class="chart:line">
            <chart:data-point chart:repeated="6"/>
          </chart:series>
          <chart:series chart:style-name="ch12" chart:values-cell-range-address="'Teste c)'.B9:'Teste c)'.G9" chart:label-cell-address="'Teste c)'.A9:'Teste c)'.A9" chart:class="chart:line">
            <chart:data-point chart:repeated="6"/>
          </chart:series>
          <chart:series chart:style-name="ch13" chart:values-cell-range-address="'Teste c)'.B10:'Teste c)'.G10" chart:label-cell-address="'Teste c)'.A10:'Teste c)'.A10" chart:class="chart:line">
            <chart:data-point chart:repeated="6"/>
          </chart:series>
          <chart:series chart:style-name="ch14" chart:values-cell-range-address="'Teste c)'.B11:'Teste c)'.G11" chart:label-cell-address="'Teste c)'.A11:'Teste c)'.A11" chart:class="chart:line">
            <chart:data-point chart:repeated="6"/>
          </chart:series>
          <chart:series chart:style-name="ch15" chart:values-cell-range-address="'Teste c)'.B12:'Teste c)'.G12" chart:label-cell-address="'Teste c)'.A12:'Teste c)'.A12" chart:class="chart:line">
            <chart:data-point chart:repeated="6"/>
          </chart:series>
          <chart:series chart:style-name="ch16" chart:values-cell-range-address="'Teste c)'.B13:'Teste c)'.G13" chart:label-cell-address="'Teste c)'.A13:'Teste c)'.A13" chart:class="chart:line">
            <chart:data-point chart:repeated="6"/>
          </chart:series>
          <chart:series chart:style-name="ch17" chart:values-cell-range-address="'Teste c)'.B14:'Teste c)'.G14" chart:label-cell-address="'Teste c)'.A14:'Teste c)'.A14" chart:class="chart:line">
            <chart:data-point chart:repeated="6"/>
          </chart:series>
          <chart:series chart:style-name="ch18" chart:values-cell-range-address="'Teste c)'.B15:'Teste c)'.G15" chart:label-cell-address="'Teste c)'.A15:'Teste c)'.A15" chart:class="chart:line">
            <chart:data-point chart:repeated="6"/>
          </chart:series>
          <chart:series chart:style-name="ch19" chart:values-cell-range-address="'Teste c)'.B16:'Teste c)'.G16" chart:label-cell-address="'Teste c)'.A16:'Teste c)'.A16" chart:class="chart:line">
            <chart:data-point chart:repeated="6"/>
          </chart:series>
          <chart:series chart:style-name="ch20" chart:values-cell-range-address="'Teste c)'.B17:'Teste c)'.G17" chart:label-cell-address="'Teste c)'.A17:'Teste c)'.A17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c)'.A8:'Teste c)'.A8</svg:desc>
                </draw:g>
              </table:table-cell>
              <table:table-cell office:value-type="float" office:value="22178">
                <text:p>22178</text:p>
                <draw:g>
                  <svg:desc>'Teste c)'.B8:'Teste c)'.G8</svg:desc>
                </draw:g>
              </table:table-cell>
              <table:table-cell office:value-type="float" office:value="7178">
                <text:p>7178</text:p>
              </table:table-cell>
              <table:table-cell office:value-type="float" office:value="3171">
                <text:p>3171</text:p>
              </table:table-cell>
              <table:table-cell office:value-type="float" office:value="2176">
                <text:p>2176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c)'.A9:'Teste c)'.A9</svg:desc>
                </draw:g>
              </table:table-cell>
              <table:table-cell office:value-type="float" office:value="35169">
                <text:p>35169</text:p>
                <draw:g>
                  <svg:desc>'Teste c)'.B9:'Teste c)'.G9</svg:desc>
                </draw:g>
              </table:table-cell>
              <table:table-cell office:value-type="float" office:value="3142">
                <text:p>3142</text:p>
              </table:table-cell>
              <table:table-cell office:value-type="float" office:value="3133">
                <text:p>3133</text:p>
              </table:table-cell>
              <table:table-cell office:value-type="float" office:value="2151">
                <text:p>2151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c)'.A10:'Teste c)'.A10</svg:desc>
                </draw:g>
              </table:table-cell>
              <table:table-cell office:value-type="float" office:value="7171">
                <text:p>7171</text:p>
                <draw:g>
                  <svg:desc>'Teste c)'.B10:'Teste c)'.G10</svg:desc>
                </draw:g>
              </table:table-cell>
              <table:table-cell office:value-type="float" office:value="5177">
                <text:p>5177</text:p>
              </table:table-cell>
              <table:table-cell office:value-type="float" office:value="3146">
                <text:p>3146</text:p>
              </table:table-cell>
              <table:table-cell office:value-type="float" office:value="2164">
                <text:p>2164</text:p>
              </table:table-cell>
              <table:table-cell office:value-type="float" office:value="2151">
                <text:p>21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  <draw:g>
                  <svg:desc>'Teste c)'.A11:'Teste c)'.A11</svg:desc>
                </draw:g>
              </table:table-cell>
              <table:table-cell office:value-type="float" office:value="2172">
                <text:p>2172</text:p>
                <draw:g>
                  <svg:desc>'Teste c)'.B11:'Teste c)'.G11</svg:desc>
                </draw:g>
              </table:table-cell>
              <table:table-cell office:value-type="float" office:value="2156">
                <text:p>2156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c)'.A12:'Teste c)'.A12</svg:desc>
                </draw:g>
              </table:table-cell>
              <table:table-cell office:value-type="float" office:value="180">
                <text:p>180</text:p>
                <draw:g>
                  <svg:desc>'Teste c)'.B12:'Teste c)'.G12</svg:desc>
                </draw:g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c)'.A13:'Teste c)'.A13</svg:desc>
                </draw:g>
              </table:table-cell>
              <table:table-cell office:value-type="float" office:value="18178">
                <text:p>18178</text:p>
                <draw:g>
                  <svg:desc>'Teste c)'.B13:'Teste c)'.G13</svg:desc>
                </draw:g>
              </table:table-cell>
              <table:table-cell office:value-type="float" office:value="2168">
                <text:p>2168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c)'.A14:'Teste c)'.A14</svg:desc>
                </draw:g>
              </table:table-cell>
              <table:table-cell office:value-type="float" office:value="5177">
                <text:p>5177</text:p>
                <draw:g>
                  <svg:desc>'Teste c)'.B14:'Teste c)'.G14</svg:desc>
                </draw:g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c)'.A15:'Teste c)'.A15</svg:desc>
                </draw:g>
              </table:table-cell>
              <table:table-cell office:value-type="float" office:value="13183">
                <text:p>13183</text:p>
                <draw:g>
                  <svg:desc>'Teste c)'.B15:'Teste c)'.G15</svg:desc>
                </draw:g>
              </table:table-cell>
              <table:table-cell office:value-type="float" office:value="3158">
                <text:p>3158</text:p>
              </table:table-cell>
              <table:table-cell office:value-type="float" office:value="3151">
                <text:p>3151</text:p>
              </table:table-cell>
              <table:table-cell office:value-type="float" office:value="2160">
                <text:p>2160</text:p>
              </table:table-cell>
              <table:table-cell office:value-type="float" office:value="2146">
                <text:p>2146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9</text:p>
                <draw:g>
                  <svg:desc>'Teste c)'.A16:'Teste c)'.A16</svg:desc>
                </draw:g>
              </table:table-cell>
              <table:table-cell office:value-type="float" office:value="2167">
                <text:p>2167</text:p>
                <draw:g>
                  <svg:desc>'Teste c)'.B16:'Teste c)'.G16</svg:desc>
                </draw:g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c)'.A17:'Teste c)'.A17</svg:desc>
                </draw:g>
              </table:table-cell>
              <table:table-cell office:value-type="float" office:value="5176">
                <text:p>5176</text:p>
                <draw:g>
                  <svg:desc>'Teste c)'.B17:'Teste c)'.G17</svg:desc>
                </draw:g>
              </table:table-cell>
              <table:table-cell office:value-type="float" office:value="1176">
                <text:p>117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2" chart:maximum="4218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line" chart:style-name="ch1">
        <chart:title svg:x="5.642cm" svg:y="0.315cm" chart:style-name="ch2">
          <text:p>Evolução da População</text:p>
        </chart:title>
        <chart:subtitle svg:x="4.731cm" svg:y="0.769cm" chart:style-name="ch3">
          <text:p>para uma população de 10 indivíduos</text:p>
        </chart:subtitle>
        <chart:legend chart:legend-position="end" svg:x="14.261cm" svg:y="1.82cm" style:legend-expansion="high" chart:style-name="ch4"/>
        <chart:plot-area chart:style-name="ch5" table:cell-range-address="'Teste b)'.A8:'Teste b)'.J17" chart:data-source-has-labels="column" svg:x="1.357cm" svg:y="1.668cm" svg:width="12.265cm" svg:height="6.124cm">
          <chartooo:coordinate-region svg:x="2.534cm" svg:y="1.668cm" svg:width="10.994cm" svg:height="5.451cm"/>
          <chart:axis chart:dimension="x" chart:name="primary-x" chart:style-name="ch6">
            <chart:title svg:x="6.294cm" svg:y="7.972cm" chart:style-name="ch7">
              <text:p>Solução Parcial</text:p>
            </chart:title>
          </chart:axis>
          <chart:axis chart:dimension="y" chart:name="primary-y" chart:style-name="ch8">
            <chart:title svg:x="0.451cm" svg:y="5.568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b)'.B8:'Teste b)'.J8" chart:label-cell-address="'Teste b)'.A8:'Teste b)'.A8" chart:class="chart:line">
            <chart:data-point chart:repeated="9"/>
          </chart:series>
          <chart:series chart:style-name="ch12" chart:values-cell-range-address="'Teste b)'.B9:'Teste b)'.J9" chart:label-cell-address="'Teste b)'.A9:'Teste b)'.A9" chart:class="chart:line">
            <chart:data-point chart:repeated="9"/>
          </chart:series>
          <chart:series chart:style-name="ch13" chart:values-cell-range-address="'Teste b)'.B10:'Teste b)'.J10" chart:label-cell-address="'Teste b)'.A10:'Teste b)'.A10" chart:class="chart:line">
            <chart:data-point chart:repeated="9"/>
          </chart:series>
          <chart:series chart:style-name="ch14" chart:values-cell-range-address="'Teste b)'.B11:'Teste b)'.J11" chart:label-cell-address="'Teste b)'.A11:'Teste b)'.A11" chart:class="chart:line">
            <chart:data-point chart:repeated="9"/>
          </chart:series>
          <chart:series chart:style-name="ch15" chart:values-cell-range-address="'Teste b)'.B12:'Teste b)'.J12" chart:label-cell-address="'Teste b)'.A12:'Teste b)'.A12" chart:class="chart:line">
            <chart:data-point chart:repeated="9"/>
          </chart:series>
          <chart:series chart:style-name="ch16" chart:values-cell-range-address="'Teste b)'.B13:'Teste b)'.J13" chart:label-cell-address="'Teste b)'.A13:'Teste b)'.A13" chart:class="chart:line">
            <chart:data-point chart:repeated="9"/>
          </chart:series>
          <chart:series chart:style-name="ch17" chart:values-cell-range-address="'Teste b)'.B14:'Teste b)'.J14" chart:label-cell-address="'Teste b)'.A14:'Teste b)'.A14" chart:class="chart:line">
            <chart:data-point chart:repeated="9"/>
          </chart:series>
          <chart:series chart:style-name="ch18" chart:values-cell-range-address="'Teste b)'.B15:'Teste b)'.J15" chart:label-cell-address="'Teste b)'.A15:'Teste b)'.A15" chart:class="chart:line">
            <chart:data-point chart:repeated="9"/>
          </chart:series>
          <chart:series chart:style-name="ch19" chart:values-cell-range-address="'Teste b)'.B16:'Teste b)'.J16" chart:label-cell-address="'Teste b)'.A16:'Teste b)'.A16" chart:class="chart:line">
            <chart:data-point chart:repeated="9"/>
          </chart:series>
          <chart:series chart:style-name="ch20" chart:values-cell-range-address="'Teste b)'.B17:'Teste b)'.J17" chart:label-cell-address="'Teste b)'.A17:'Teste b)'.A17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b)'.A8:'Teste b)'.A8</svg:desc>
                </draw:g>
              </table:table-cell>
              <table:table-cell office:value-type="float" office:value="34179">
                <text:p>34179</text:p>
                <draw:g>
                  <svg:desc>'Teste b)'.B8:'Teste b)'.J8</svg:desc>
                </draw:g>
              </table:table-cell>
              <table:table-cell office:value-type="float" office:value="6176">
                <text:p>6176</text:p>
              </table:table-cell>
              <table:table-cell office:value-type="float" office:value="1169">
                <text:p>1169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b)'.A9:'Teste b)'.A9</svg:desc>
                </draw:g>
              </table:table-cell>
              <table:table-cell office:value-type="float" office:value="6178">
                <text:p>6178</text:p>
                <draw:g>
                  <svg:desc>'Teste b)'.B9:'Teste b)'.J9</svg:desc>
                </draw:g>
              </table:table-cell>
              <table:table-cell office:value-type="float" office:value="4162">
                <text:p>4162</text:p>
              </table:table-cell>
              <table:table-cell office:value-type="float" office:value="3166">
                <text:p>3166</text:p>
              </table:table-cell>
              <table:table-cell office:value-type="float" office:value="2178">
                <text:p>2178</text:p>
              </table:table-cell>
              <table:table-cell office:value-type="float" office:value="2158">
                <text:p>2158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b)'.A10:'Teste b)'.A10</svg:desc>
                </draw:g>
              </table:table-cell>
              <table:table-cell office:value-type="float" office:value="4161">
                <text:p>4161</text:p>
                <draw:g>
                  <svg:desc>'Teste b)'.B10:'Teste b)'.J10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b)'.A11:'Teste b)'.A11</svg:desc>
                </draw:g>
              </table:table-cell>
              <table:table-cell office:value-type="float" office:value="20172">
                <text:p>20172</text:p>
                <draw:g>
                  <svg:desc>'Teste b)'.B11:'Teste b)'.J11</svg:desc>
                </draw:g>
              </table:table-cell>
              <table:table-cell office:value-type="float" office:value="16174">
                <text:p>16174</text:p>
              </table:table-cell>
              <table:table-cell office:value-type="float" office:value="5173">
                <text:p>5173</text:p>
              </table:table-cell>
              <table:table-cell office:value-type="float" office:value="5149">
                <text:p>5149</text:p>
              </table:table-cell>
              <table:table-cell office:value-type="float" office:value="3172">
                <text:p>3172</text:p>
              </table:table-cell>
              <table:table-cell office:value-type="float" office:value="3141">
                <text:p>3141</text:p>
              </table:table-cell>
              <table:table-cell office:value-type="float" office:value="2172">
                <text:p>2172</text:p>
              </table:table-cell>
              <table:table-cell office:value-type="float" office:value="1178">
                <text:p>1178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5</text:p>
                <draw:g>
                  <svg:desc>'Teste b)'.A12:'Teste b)'.A12</svg:desc>
                </draw:g>
              </table:table-cell>
              <table:table-cell office:value-type="float" office:value="4154">
                <text:p>4154</text:p>
                <draw:g>
                  <svg:desc>'Teste b)'.B12:'Teste b)'.J12</svg:desc>
                </draw:g>
              </table:table-cell>
              <table:table-cell office:value-type="float" office:value="2171">
                <text:p>2171</text:p>
              </table:table-cell>
              <table:table-cell office:value-type="float" office:value="2155">
                <text:p>2155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b)'.A13:'Teste b)'.A13</svg:desc>
                </draw:g>
              </table:table-cell>
              <table:table-cell office:value-type="float" office:value="1155">
                <text:p>1155</text:p>
                <draw:g>
                  <svg:desc>'Teste b)'.B13:'Teste b)'.J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b)'.A14:'Teste b)'.A14</svg:desc>
                </draw:g>
              </table:table-cell>
              <table:table-cell office:value-type="float" office:value="16182">
                <text:p>16182</text:p>
                <draw:g>
                  <svg:desc>'Teste b)'.B14:'Teste b)'.J14</svg:desc>
                </draw:g>
              </table:table-cell>
              <table:table-cell office:value-type="float" office:value="2161">
                <text:p>2161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b)'.A15:'Teste b)'.A15</svg:desc>
                </draw:g>
              </table:table-cell>
              <table:table-cell office:value-type="float" office:value="7175">
                <text:p>7175</text:p>
                <draw:g>
                  <svg:desc>'Teste b)'.B15:'Teste b)'.J15</svg:desc>
                </draw:g>
              </table:table-cell>
              <table:table-cell office:value-type="float" office:value="2176">
                <text:p>2176</text:p>
              </table:table-cell>
              <table:table-cell office:value-type="float" office:value="2165">
                <text:p>2165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b)'.A16:'Teste b)'.A16</svg:desc>
                </draw:g>
              </table:table-cell>
              <table:table-cell office:value-type="float" office:value="8162">
                <text:p>8162</text:p>
                <draw:g>
                  <svg:desc>'Teste b)'.B16:'Teste b)'.J16</svg:desc>
                </draw:g>
              </table:table-cell>
              <table:table-cell office:value-type="float" office:value="3166">
                <text:p>3166</text:p>
              </table:table-cell>
              <table:table-cell office:value-type="float" office:value="2168">
                <text:p>2168</text:p>
              </table:table-cell>
              <table:table-cell office:value-type="float" office:value="1173">
                <text:p>1173</text:p>
              </table:table-cell>
              <table:table-cell office:value-type="float" office:value="1168">
                <text:p>1168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b)'.A17:'Teste b)'.A17</svg:desc>
                </draw:g>
              </table:table-cell>
              <table:table-cell office:value-type="float" office:value="12175">
                <text:p>12175</text:p>
                <draw:g>
                  <svg:desc>'Teste b)'.B17:'Teste b)'.J17</svg:desc>
                </draw:g>
              </table:table-cell>
              <table:table-cell office:value-type="float" office:value="3177">
                <text:p>3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2" chart:maximum="4218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148cm" svg:height="9.22cm" xlink:href=".." xlink:type="simple" chart:class="chart:line" chart:style-name="ch1">
        <chart:title svg:x="5.729cm" svg:y="0.32cm" chart:style-name="ch2">
          <text:p>Evolução da População</text:p>
        </chart:title>
        <chart:subtitle svg:x="4.977cm" svg:y="0.806cm" chart:style-name="ch3">
          <text:p>para uma população de 5 indivíduos</text:p>
        </chart:subtitle>
        <chart:legend chart:legend-position="end" svg:x="14.434cm" svg:y="1.94cm" style:legend-expansion="high" chart:style-name="ch4"/>
        <chart:plot-area chart:style-name="ch5" table:cell-range-address="'Teste a)'.A8:'Teste a)'.G17" chart:data-source-has-labels="column" svg:x="1.36cm" svg:y="1.748cm" svg:width="12.428cm" svg:height="6.278cm">
          <chartooo:coordinate-region svg:x="2.537cm" svg:y="1.748cm" svg:width="11.158cm" svg:height="5.605cm"/>
          <chart:axis chart:dimension="x" chart:name="primary-x" chart:style-name="ch6">
            <chart:title svg:x="6.379cm" svg:y="8.211cm" chart:style-name="ch7">
              <text:p>Solução Parcial</text:p>
            </chart:title>
          </chart:axis>
          <chart:axis chart:dimension="y" chart:name="primary-y" chart:style-name="ch8">
            <chart:title svg:x="0.451cm" svg:y="5.725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a)'.B8:'Teste a)'.G8" chart:label-cell-address="'Teste a)'.A8:'Teste a)'.A8" chart:class="chart:line">
            <chart:data-point chart:repeated="6"/>
          </chart:series>
          <chart:series chart:style-name="ch12" chart:values-cell-range-address="'Teste a)'.B9:'Teste a)'.G9" chart:label-cell-address="'Teste a)'.A9:'Teste a)'.A9" chart:class="chart:line">
            <chart:data-point chart:repeated="6"/>
          </chart:series>
          <chart:series chart:style-name="ch13" chart:values-cell-range-address="'Teste a)'.B10:'Teste a)'.G10" chart:label-cell-address="'Teste a)'.A10:'Teste a)'.A10" chart:class="chart:line">
            <chart:data-point chart:repeated="6"/>
          </chart:series>
          <chart:series chart:style-name="ch14" chart:values-cell-range-address="'Teste a)'.B11:'Teste a)'.G11" chart:label-cell-address="'Teste a)'.A11:'Teste a)'.A11" chart:class="chart:line">
            <chart:data-point chart:repeated="6"/>
          </chart:series>
          <chart:series chart:style-name="ch15" chart:values-cell-range-address="'Teste a)'.B12:'Teste a)'.G12" chart:label-cell-address="'Teste a)'.A12:'Teste a)'.A12" chart:class="chart:line">
            <chart:data-point chart:repeated="6"/>
          </chart:series>
          <chart:series chart:style-name="ch16" chart:values-cell-range-address="'Teste a)'.B13:'Teste a)'.G13" chart:label-cell-address="'Teste a)'.A13:'Teste a)'.A13" chart:class="chart:line">
            <chart:data-point chart:repeated="6"/>
          </chart:series>
          <chart:series chart:style-name="ch17" chart:values-cell-range-address="'Teste a)'.B14:'Teste a)'.G14" chart:label-cell-address="'Teste a)'.A14:'Teste a)'.A14" chart:class="chart:line">
            <chart:data-point chart:repeated="6"/>
          </chart:series>
          <chart:series chart:style-name="ch18" chart:values-cell-range-address="'Teste a)'.B15:'Teste a)'.G15" chart:label-cell-address="'Teste a)'.A15:'Teste a)'.A15" chart:class="chart:line">
            <chart:data-point chart:repeated="6"/>
          </chart:series>
          <chart:series chart:style-name="ch19" chart:values-cell-range-address="'Teste a)'.B16:'Teste a)'.G16" chart:label-cell-address="'Teste a)'.A16:'Teste a)'.A16" chart:class="chart:line">
            <chart:data-point chart:repeated="6"/>
          </chart:series>
          <chart:series chart:style-name="ch20" chart:values-cell-range-address="'Teste a)'.B17:'Teste a)'.G17" chart:label-cell-address="'Teste a)'.A17:'Teste a)'.A17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a)'.A8:'Teste a)'.A8</svg:desc>
                </draw:g>
              </table:table-cell>
              <table:table-cell office:value-type="float" office:value="35178">
                <text:p>35178</text:p>
                <draw:g>
                  <svg:desc>'Teste a)'.B8:'Teste a)'.G8</svg:desc>
                </draw:g>
              </table:table-cell>
              <table:table-cell office:value-type="float" office:value="13177">
                <text:p>13177</text:p>
              </table:table-cell>
              <table:table-cell office:value-type="float" office:value="5178">
                <text:p>5178</text:p>
              </table:table-cell>
              <table:table-cell office:value-type="float" office:value="2158">
                <text:p>2158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a)'.A9:'Teste a)'.A9</svg:desc>
                </draw:g>
              </table:table-cell>
              <table:table-cell office:value-type="float" office:value="15176">
                <text:p>15176</text:p>
                <draw:g>
                  <svg:desc>'Teste a)'.B9:'Teste a)'.G9</svg:desc>
                </draw:g>
              </table:table-cell>
              <table:table-cell office:value-type="float" office:value="4193">
                <text:p>4193</text:p>
              </table:table-cell>
              <table:table-cell office:value-type="float" office:value="2160">
                <text:p>2160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a)'.A10:'Teste a)'.A10</svg:desc>
                </draw:g>
              </table:table-cell>
              <table:table-cell office:value-type="float" office:value="27179">
                <text:p>27179</text:p>
                <draw:g>
                  <svg:desc>'Teste a)'.B10:'Teste a)'.G10</svg:desc>
                </draw:g>
              </table:table-cell>
              <table:table-cell office:value-type="float" office:value="7165">
                <text:p>7165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a)'.A11:'Teste a)'.A11</svg:desc>
                </draw:g>
              </table:table-cell>
              <table:table-cell office:value-type="float" office:value="18179">
                <text:p>18179</text:p>
                <draw:g>
                  <svg:desc>'Teste a)'.B11:'Teste a)'.G11</svg:desc>
                </draw:g>
              </table:table-cell>
              <table:table-cell office:value-type="float" office:value="15177">
                <text:p>15177</text:p>
              </table:table-cell>
              <table:table-cell office:value-type="float" office:value="8169">
                <text:p>8169</text:p>
              </table:table-cell>
              <table:table-cell office:value-type="float" office:value="7170">
                <text:p>7170</text:p>
              </table:table-cell>
              <table:table-cell office:value-type="float" office:value="2166">
                <text:p>2166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5</text:p>
                <draw:g>
                  <svg:desc>'Teste a)'.A12:'Teste a)'.A12</svg:desc>
                </draw:g>
              </table:table-cell>
              <table:table-cell office:value-type="float" office:value="8171">
                <text:p>8171</text:p>
                <draw:g>
                  <svg:desc>'Teste a)'.B12:'Teste a)'.G12</svg:desc>
                </draw:g>
              </table:table-cell>
              <table:table-cell office:value-type="float" office:value="1171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a)'.A13:'Teste a)'.A13</svg:desc>
                </draw:g>
              </table:table-cell>
              <table:table-cell office:value-type="float" office:value="4167">
                <text:p>4167</text:p>
                <draw:g>
                  <svg:desc>'Teste a)'.B13:'Teste a)'.G13</svg:desc>
                </draw:g>
              </table:table-cell>
              <table:table-cell office:value-type="float" office:value="3160">
                <text:p>3160</text:p>
              </table:table-cell>
              <table:table-cell office:value-type="float" office:value="1178">
                <text:p>1178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a)'.A14:'Teste a)'.A14</svg:desc>
                </draw:g>
              </table:table-cell>
              <table:table-cell office:value-type="float" office:value="42182">
                <text:p>42182</text:p>
                <draw:g>
                  <svg:desc>'Teste a)'.B14:'Teste a)'.G14</svg:desc>
                </draw:g>
              </table:table-cell>
              <table:table-cell office:value-type="float" office:value="6190">
                <text:p>6190</text:p>
              </table:table-cell>
              <table:table-cell office:value-type="float" office:value="2178">
                <text:p>2178</text:p>
              </table:table-cell>
              <table:table-cell office:value-type="float" office:value="1178">
                <text:p>1178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a)'.A15:'Teste a)'.A15</svg:desc>
                </draw:g>
              </table:table-cell>
              <table:table-cell office:value-type="float" office:value="4179">
                <text:p>4179</text:p>
                <draw:g>
                  <svg:desc>'Teste a)'.B15:'Teste a)'.G15</svg:desc>
                </draw:g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a)'.A16:'Teste a)'.A16</svg:desc>
                </draw:g>
              </table:table-cell>
              <table:table-cell office:value-type="float" office:value="7179">
                <text:p>7179</text:p>
                <draw:g>
                  <svg:desc>'Teste a)'.B16:'Teste a)'.G16</svg:desc>
                </draw:g>
              </table:table-cell>
              <table:table-cell office:value-type="float" office:value="3162">
                <text:p>3162</text:p>
              </table:table-cell>
              <table:table-cell office:value-type="float" office:value="2171">
                <text:p>217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a)'.A17:'Teste a)'.A17</svg:desc>
                </draw:g>
              </table:table-cell>
              <table:table-cell office:value-type="float" office:value="2158">
                <text:p>2158</text:p>
                <draw:g>
                  <svg:desc>'Teste a)'.B17:'Teste a)'.G17</svg:desc>
                </draw:g>
              </table:table-cell>
              <table:table-cell office:value-type="float" office:value="2152">
                <text:p>2152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13cm" svg:height="8.98cm" xlink:href=".." xlink:type="simple" chart:class="chart:line" chart:style-name="ch1">
        <chart:title svg:x="3.917cm" svg:y="0.315cm" chart:style-name="ch2">
          <text:p>Pontuação Média por Tamanho da População</text:p>
        </chart:title>
        <chart:legend chart:legend-position="end" svg:x="14.358cm" svg:y="4.178cm" style:legend-expansion="high" chart:style-name="ch3"/>
        <chart:plot-area chart:style-name="ch4" table:cell-range-address="'Graficos Gerais'.C4:'Graficos Gerais'.G5" chart:data-source-has-labels="row" svg:x="1.374cm" svg:y="1.631cm" svg:width="12.312cm" svg:height="6.162cm">
          <chartooo:coordinate-region svg:x="2.366cm" svg:y="1.843cm" svg:width="11.04cm" svg:height="5.277cm"/>
          <chart:axis chart:dimension="x" chart:name="primary-x" chart:style-name="ch5" chartooo:axis-type="auto">
            <chartooo:date-scale/>
            <chart:title svg:x="4.853cm" svg:y="7.973cm" chart:style-name="ch6">
              <text:p>Tamanho da população (Indivíduos)</text:p>
            </chart:title>
            <chart:categories table:cell-range-address="'Graficos Gerais'.C4:'Graficos Gerais'.G4"/>
          </chart:axis>
          <chart:axis chart:dimension="y" chart:name="primary-y" chart:style-name="ch7">
            <chart:title svg:x="0.451cm" svg:y="6.026cm" chart:style-name="ch8">
              <text:p>Pontuação Média</text:p>
            </chart:title>
            <chart:grid chart:style-name="ch9" chart:class="major"/>
          </chart:axis>
          <chart:series chart:style-name="ch10" chart:values-cell-range-address="'Graficos Gerais'.C5:'Graficos Gerais'.G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aficos Gerais'.C4:'Graficos Gerais'.G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1662.6">
                <text:p>1662.6</text:p>
                <draw:g>
                  <svg:desc>'Graficos Gerais'.C5:'Graficos Gerais'.G5</svg:desc>
                </draw:g>
              </table:table-cell>
              <table:table-cell office:value-type="float" office:value="1066.7">
                <text:p>1066.7</text:p>
              </table:table-cell>
              <table:table-cell office:value-type="float" office:value="961.9">
                <text:p>961.9</text:p>
              </table:table-cell>
              <table:table-cell office:value-type="float" office:value="159.7">
                <text:p>159.7</text:p>
              </table:table-cell>
              <table:table-cell office:value-type="float" office:value="158.4">
                <text:p>158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6" chart:maximum="16374.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73cm" svg:y="0.316cm" chart:style-name="ch2">
          <text:p>Pontuação Média na Inicialização da População</text:p>
        </chart:title>
        <chart:legend chart:legend-position="end" svg:x="13.545cm" svg:y="4.188cm" style:legend-expansion="high" chart:style-name="ch3"/>
        <chart:plot-area chart:style-name="ch4" table:cell-range-address="'Graficos Gerais'.L4:'Graficos Gerais'.P5" chart:data-source-has-labels="row" svg:x="1.358cm" svg:y="1.635cm" svg:width="11.547cm" svg:height="6.177cm">
          <chartooo:coordinate-region svg:x="2.535cm" svg:y="1.778cm" svg:width="10.091cm" svg:height="5.361cm"/>
          <chart:axis chart:dimension="x" chart:name="primary-x" chart:style-name="ch5" chartooo:axis-type="auto">
            <chartooo:date-scale/>
            <chart:title svg:x="4.441cm" svg:y="7.993cm" chart:style-name="ch6">
              <text:p>Tamanho da População (Indivíduos)</text:p>
            </chart:title>
            <chart:categories table:cell-range-address="'Graficos Gerais'.L4:'Graficos Gerais'.P4"/>
          </chart:axis>
          <chart:axis chart:dimension="y" chart:name="primary-y" chart:style-name="ch7">
            <chart:title svg:x="0.451cm" svg:y="6.037cm" chart:style-name="ch8">
              <text:p>Pontuação Média</text:p>
            </chart:title>
            <chart:grid chart:style-name="ch9" chart:class="major"/>
          </chart:axis>
          <chart:series chart:style-name="ch10" chart:values-cell-range-address="'Graficos Gerais'.L5:'Graficos Gerais'.P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aficos Gerais'.L4:'Graficos Gerais'.P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16374.8">
                <text:p>16374.8</text:p>
                <draw:g>
                  <svg:desc>'Graficos Gerais'.L5:'Graficos Gerais'.P5</svg:desc>
                </draw:g>
              </table:table-cell>
              <table:table-cell office:value-type="float" office:value="11369.3">
                <text:p>11369.3</text:p>
              </table:table-cell>
              <table:table-cell office:value-type="float" office:value="11075.1">
                <text:p>11075.1</text:p>
              </table:table-cell>
              <table:table-cell office:value-type="float" office:value="11373.3">
                <text:p>11373.3</text:p>
              </table:table-cell>
              <table:table-cell office:value-type="float" office:value="11672.8">
                <text:p>11672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46" chart:maximum="1614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Evolução da População</text:p>
        </chart:title>
        <chart:subtitle svg:x="3.63cm" svg:y="1.275cm" chart:style-name="ch3">
          <text:p>curva média para uma população de 10 indivíduos</text:p>
        </chart:subtitle>
        <chart:legend chart:legend-position="end" svg:x="13.624cm" svg:y="4.188cm" style:legend-expansion="high" chart:style-name="ch4"/>
        <chart:plot-area chart:style-name="ch5" table:cell-range-address="'Teste b)'.A18:'Teste b)'.J18" chart:data-source-has-labels="column" svg:x="1.358cm" svg:y="2.318cm" svg:width="11.626cm" svg:height="5.494cm">
          <chartooo:coordinate-region svg:x="2.535cm" svg:y="2.53cm" svg:width="10.355cm" svg:height="4.609cm"/>
          <chart:axis chart:dimension="x" chart:name="primary-x" chart:style-name="ch6">
            <chart:title svg:x="5.976cm" svg:y="7.993cm" chart:style-name="ch7">
              <text:p>Solução Parcial</text:p>
            </chart:title>
          </chart:axis>
          <chart:axis chart:dimension="y" chart:name="primary-y" chart:style-name="ch8">
            <chart:title svg:x="0.451cm" svg:y="5.903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b)'.B18:'Teste b)'.J18" chart:label-cell-address="'Teste b)'.A18:'Teste b)'.A18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b)'.A18:'Teste b)'.A18</svg:desc>
                </draw:g>
              </table:table-cell>
              <table:table-cell office:value-type="float" office:value="11369.3">
                <text:p>11369.3</text:p>
                <draw:g>
                  <svg:desc>'Teste b)'.B18:'Teste b)'.J18</svg:desc>
                </draw:g>
              </table:table-cell>
              <table:table-cell office:value-type="float" office:value="4393.44444444444">
                <text:p>4393.44444444444</text:p>
              </table:table-cell>
              <table:table-cell office:value-type="float" office:value="2292.5">
                <text:p>2292.5</text:p>
              </table:table-cell>
              <table:table-cell office:value-type="float" office:value="1834.5">
                <text:p>1834.5</text:p>
              </table:table-cell>
              <table:table-cell office:value-type="float" office:value="2166">
                <text:p>2166</text:p>
              </table:table-cell>
              <table:table-cell office:value-type="float" office:value="2152">
                <text:p>2152</text:p>
              </table:table-cell>
              <table:table-cell office:value-type="float" office:value="2172">
                <text:p>2172</text:p>
              </table:table-cell>
              <table:table-cell office:value-type="float" office:value="1178">
                <text:p>1178</text:p>
              </table:table-cell>
              <table:table-cell office:value-type="float" office:value="1168">
                <text:p>1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